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00ff00"/>
    </style:style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 style:data-style-name="N2">
      <style:table-cell-properties fo:background-color="#ffff00"/>
    </style:style>
  </office:automatic-styles>
  <office:body>
    <office:spreadsheet>
      <table:table table:name="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f in Hz*10**3</text:p>
          </table:table-cell>
          <table:table-cell office:value-type="string">
            <text:p>*2 * Ua0 in div</text:p>
          </table:table-cell>
          <table:table-cell office:value-type="string">
            <text:p>*divstk. In V</text:p>
          </table:table-cell>
          <table:table-cell office:value-type="string">
            <text:p>Ua0 in V</text:p>
          </table:table-cell>
          <table:table-cell office:value-type="string">
            <text:p>Sua0 in V</text:p>
          </table:table-cell>
          <table:table-cell office:value-type="string">
            <text:p>*2 * Uc0 in div</text:p>
          </table:table-cell>
          <table:table-cell office:value-type="string">
            <text:p>*disvstk. In V</text:p>
          </table:table-cell>
          <table:table-cell office:value-type="string">
            <text:p>Uc0 in V</text:p>
          </table:table-cell>
          <table:table-cell office:value-type="string">
            <text:p>SUc0 in V</text:p>
          </table:table-cell>
          <table:table-cell office:value-type="string">
            <text:p>*dt in div</text:p>
          </table:table-cell>
          <table:table-cell office:value-type="string">
            <text:p>*divsk. In us</text:p>
          </table:table-cell>
          <table:table-cell office:value-type="string">
            <text:p>dt in us</text:p>
          </table:table-cell>
          <table:table-cell office:value-type="string">
            <text:p>Sdt in us</text:p>
          </table:table-cell>
          <table:table-cell office:value-type="string">
            <text:p>*v</text:p>
          </table:table-cell>
          <table:table-cell table:number-columns-repeated="1010"/>
        </table:table-row>
        <table:table-row table:style-name="ro2">
          <table:table-cell office:value-type="float" office:value="150">
            <text:p>150.00</text:p>
          </table:table-cell>
          <table:table-cell office:value-type="float" office:value="4.1">
            <text:p>4.10</text:p>
          </table:table-cell>
          <table:table-cell office:value-type="float" office:value="1">
            <text:p>1.00</text:p>
          </table:table-cell>
          <table:table-cell table:formula="of:=[.B2]*[.C2]/2" office:value-type="float" office:value="2.05">
            <text:p>2.05</text:p>
          </table:table-cell>
          <table:table-cell table:formula="of:=SQRT(([.D2]*0.03)^2/3+(0.05*[.C2])^2)" office:value-type="float" office:value="0.0613249541377733">
            <text:p>0.06</text:p>
          </table:table-cell>
          <table:table-cell office:value-type="float" office:value="5.7">
            <text:p>5.70</text:p>
          </table:table-cell>
          <table:table-cell office:value-type="float" office:value="10">
            <text:p>10.00</text:p>
          </table:table-cell>
          <table:table-cell table:formula="of:=[.F2]*[.G2]/2" office:value-type="float" office:value="28.5">
            <text:p>28.50</text:p>
          </table:table-cell>
          <table:table-cell table:formula="of:=SQRT(([.H2]*0.03)^2/3+(0.05*[.G2])^2)" office:value-type="float" office:value="0.702620096495966">
            <text:p>0.70</text:p>
          </table:table-cell>
          <table:table-cell office:value-type="float" office:value="3.9">
            <text:p>3.90</text:p>
          </table:table-cell>
          <table:table-cell office:value-type="float" office:value="0.5">
            <text:p>0.50</text:p>
          </table:table-cell>
          <table:table-cell table:formula="of:=[.J2]*[.K2]" office:value-type="float" office:value="1.95">
            <text:p>1.95</text:p>
          </table:table-cell>
          <table:table-cell table:formula="of:=SQRT(([.L2]*0.03)^2/3+(0.05*[.K2])^2)" office:value-type="float" office:value="0.0420208281688974">
            <text:p>0.04</text:p>
          </table:table-cell>
          <table:table-cell table:formula="of:=[.H2]/[.D2]" office:value-type="float" office:value="13.9024390243902">
            <text:p>13.90</text:p>
          </table:table-cell>
          <table:table-cell table:number-columns-repeated="1010"/>
        </table:table-row>
        <table:table-row table:style-name="ro2">
          <table:table-cell office:value-type="float" office:value="151">
            <text:p>151.00</text:p>
          </table:table-cell>
          <table:table-cell office:value-type="float" office:value="4.3">
            <text:p>4.30</text:p>
          </table:table-cell>
          <table:table-cell office:value-type="float" office:value="1">
            <text:p>1.00</text:p>
          </table:table-cell>
          <table:table-cell table:formula="of:=[.B3]*[.C3]/2" office:value-type="float" office:value="2.15">
            <text:p>2.15</text:p>
          </table:table-cell>
          <table:table-cell table:formula="of:=SQRT(([.D3]*0.03)^2/3+(0.05*[.C3])^2)" office:value-type="float" office:value="0.0623438048245373">
            <text:p>0.06</text:p>
          </table:table-cell>
          <table:table-cell office:value-type="float" office:value="5.6">
            <text:p>5.60</text:p>
          </table:table-cell>
          <table:table-cell office:value-type="float" office:value="10">
            <text:p>10.00</text:p>
          </table:table-cell>
          <table:table-cell table:formula="of:=[.F3]*[.G3]/2" office:value-type="float" office:value="28">
            <text:p>28.00</text:p>
          </table:table-cell>
          <table:table-cell table:formula="of:=SQRT(([.H3]*0.03)^2/3+(0.05*[.G3])^2)" office:value-type="float" office:value="0.69656299069072">
            <text:p>0.70</text:p>
          </table:table-cell>
          <table:table-cell office:value-type="float" office:value="4.2">
            <text:p>4.20</text:p>
          </table:table-cell>
          <table:table-cell office:value-type="float" office:value="0.5">
            <text:p>0.50</text:p>
          </table:table-cell>
          <table:table-cell table:formula="of:=[.J3]*[.K3]" office:value-type="float" office:value="2.1">
            <text:p>2.10</text:p>
          </table:table-cell>
          <table:table-cell table:formula="of:=SQRT(([.L3]*0.03)^2/3+(0.05*[.K3])^2)" office:value-type="float" office:value="0.0441361529814278">
            <text:p>0.04</text:p>
          </table:table-cell>
          <table:table-cell table:formula="of:=[.H3]/[.D3]" office:value-type="float" office:value="13.0232558139535">
            <text:p>13.02</text:p>
          </table:table-cell>
          <table:table-cell table:number-columns-repeated="1010"/>
        </table:table-row>
        <table:table-row table:style-name="ro2">
          <table:table-cell office:value-type="float" office:value="152">
            <text:p>152.00</text:p>
          </table:table-cell>
          <table:table-cell office:value-type="float" office:value="4.5">
            <text:p>4.50</text:p>
          </table:table-cell>
          <table:table-cell office:value-type="float" office:value="1">
            <text:p>1.00</text:p>
          </table:table-cell>
          <table:table-cell table:formula="of:=[.B4]*[.C4]/2" office:value-type="float" office:value="2.25">
            <text:p>2.25</text:p>
          </table:table-cell>
          <table:table-cell table:formula="of:=SQRT(([.D4]*0.03)^2/3+(0.05*[.C4])^2)" office:value-type="float" office:value="0.0633936116655298">
            <text:p>0.06</text:p>
          </table:table-cell>
          <table:table-cell office:value-type="float" office:value="5.4">
            <text:p>5.40</text:p>
          </table:table-cell>
          <table:table-cell office:value-type="float" office:value="10">
            <text:p>10.00</text:p>
          </table:table-cell>
          <table:table-cell table:formula="of:=[.F4]*[.G4]/2" office:value-type="float" office:value="27">
            <text:p>27.00</text:p>
          </table:table-cell>
          <table:table-cell table:formula="of:=SQRT(([.H4]*0.03)^2/3+(0.05*[.G4])^2)" office:value-type="float" office:value="0.68461668107051">
            <text:p>0.68</text:p>
          </table:table-cell>
          <table:table-cell office:value-type="float" office:value="4.2">
            <text:p>4.20</text:p>
          </table:table-cell>
          <table:table-cell office:value-type="float" office:value="0.5">
            <text:p>0.50</text:p>
          </table:table-cell>
          <table:table-cell table:formula="of:=[.J4]*[.K4]" office:value-type="float" office:value="2.1">
            <text:p>2.10</text:p>
          </table:table-cell>
          <table:table-cell table:formula="of:=SQRT(([.L4]*0.03)^2/3+(0.05*[.K4])^2)" office:value-type="float" office:value="0.0441361529814278">
            <text:p>0.04</text:p>
          </table:table-cell>
          <table:table-cell table:formula="of:=[.H4]/[.D4]" office:value-type="float" office:value="12">
            <text:p>12.00</text:p>
          </table:table-cell>
          <table:table-cell table:number-columns-repeated="1010"/>
        </table:table-row>
        <table:table-row table:style-name="ro2">
          <table:table-cell office:value-type="float" office:value="153">
            <text:p>153.00</text:p>
          </table:table-cell>
          <table:table-cell office:value-type="float" office:value="4.7">
            <text:p>4.70</text:p>
          </table:table-cell>
          <table:table-cell office:value-type="float" office:value="1">
            <text:p>1.00</text:p>
          </table:table-cell>
          <table:table-cell table:formula="of:=[.B5]*[.C5]/2" office:value-type="float" office:value="2.35">
            <text:p>2.35</text:p>
          </table:table-cell>
          <table:table-cell table:formula="of:=SQRT(([.D5]*0.03)^2/3+(0.05*[.C5])^2)" office:value-type="float" office:value="0.0644728625081902">
            <text:p>0.06</text:p>
          </table:table-cell>
          <table:table-cell office:value-type="float" office:value="5.3">
            <text:p>5.30</text:p>
          </table:table-cell>
          <table:table-cell office:value-type="float" office:value="10">
            <text:p>10.00</text:p>
          </table:table-cell>
          <table:table-cell table:formula="of:=[.F5]*[.G5]/2" office:value-type="float" office:value="26.5">
            <text:p>26.50</text:p>
          </table:table-cell>
          <table:table-cell table:formula="of:=SQRT(([.H5]*0.03)^2/3+(0.05*[.G5])^2)" office:value-type="float" office:value="0.678730432498794">
            <text:p>0.68</text:p>
          </table:table-cell>
          <table:table-cell office:value-type="float" office:value="4.6">
            <text:p>4.60</text:p>
          </table:table-cell>
          <table:table-cell office:value-type="float" office:value="0.5">
            <text:p>0.50</text:p>
          </table:table-cell>
          <table:table-cell table:formula="of:=[.J5]*[.K5]" office:value-type="float" office:value="2.3">
            <text:p>2.30</text:p>
          </table:table-cell>
          <table:table-cell table:formula="of:=SQRT(([.L5]*0.03)^2/3+(0.05*[.K5])^2)" office:value-type="float" office:value="0.0470319040652194">
            <text:p>0.05</text:p>
          </table:table-cell>
          <table:table-cell table:formula="of:=[.H5]/[.D5]" office:value-type="float" office:value="11.2765957446809">
            <text:p>11.28</text:p>
          </table:table-cell>
          <table:table-cell table:number-columns-repeated="1010"/>
        </table:table-row>
        <table:table-row table:style-name="ro2">
          <table:table-cell office:value-type="float" office:value="149">
            <text:p>149.00</text:p>
          </table:table-cell>
          <table:table-cell office:value-type="float" office:value="4.1">
            <text:p>4.10</text:p>
          </table:table-cell>
          <table:table-cell office:value-type="float" office:value="1">
            <text:p>1.00</text:p>
          </table:table-cell>
          <table:table-cell table:formula="of:=[.B6]*[.C6]/2" office:value-type="float" office:value="2.05">
            <text:p>2.05</text:p>
          </table:table-cell>
          <table:table-cell table:formula="of:=SQRT(([.D6]*0.03)^2/3+(0.05*[.C6])^2)" office:value-type="float" office:value="0.0613249541377733">
            <text:p>0.06</text:p>
          </table:table-cell>
          <table:table-cell office:value-type="float" office:value="5.8">
            <text:p>5.80</text:p>
          </table:table-cell>
          <table:table-cell office:value-type="float" office:value="10">
            <text:p>10.00</text:p>
          </table:table-cell>
          <table:table-cell table:formula="of:=[.F6]*[.G6]/2" office:value-type="float" office:value="29">
            <text:p>29.00</text:p>
          </table:table-cell>
          <table:table-cell table:formula="of:=SQRT(([.H6]*0.03)^2/3+(0.05*[.G6])^2)" office:value-type="float" office:value="0.708731260775197">
            <text:p>0.71</text:p>
          </table:table-cell>
          <table:table-cell office:value-type="float" office:value="3.5">
            <text:p>3.50</text:p>
          </table:table-cell>
          <table:table-cell office:value-type="float" office:value="0.5">
            <text:p>0.50</text:p>
          </table:table-cell>
          <table:table-cell table:formula="of:=[.J6]*[.K6]" office:value-type="float" office:value="1.75">
            <text:p>1.75</text:p>
          </table:table-cell>
          <table:table-cell table:formula="of:=SQRT(([.L6]*0.03)^2/3+(0.05*[.K6])^2)" office:value-type="float" office:value="0.0392905841137543">
            <text:p>0.04</text:p>
          </table:table-cell>
          <table:table-cell table:formula="of:=[.H6]/[.D6]" office:value-type="float" office:value="14.1463414634146">
            <text:p>14.15</text:p>
          </table:table-cell>
          <table:table-cell table:number-columns-repeated="1010"/>
        </table:table-row>
        <table:table-row table:style-name="ro2">
          <table:table-cell office:value-type="float" office:value="148">
            <text:p>148.00</text:p>
          </table:table-cell>
          <table:table-cell office:value-type="float" office:value="4.1">
            <text:p>4.10</text:p>
          </table:table-cell>
          <table:table-cell office:value-type="float" office:value="1">
            <text:p>1.00</text:p>
          </table:table-cell>
          <table:table-cell table:formula="of:=[.B7]*[.C7]/2" office:value-type="float" office:value="2.05">
            <text:p>2.05</text:p>
          </table:table-cell>
          <table:table-cell table:formula="of:=SQRT(([.D7]*0.03)^2/3+(0.05*[.C7])^2)" office:value-type="float" office:value="0.0613249541377733">
            <text:p>0.06</text:p>
          </table:table-cell>
          <table:table-cell office:value-type="float" office:value="5.9">
            <text:p>5.90</text:p>
          </table:table-cell>
          <table:table-cell office:value-type="float" office:value="10">
            <text:p>10.00</text:p>
          </table:table-cell>
          <table:table-cell table:formula="of:=[.F7]*[.G7]/2" office:value-type="float" office:value="29.5">
            <text:p>29.50</text:p>
          </table:table-cell>
          <table:table-cell table:formula="of:=SQRT(([.H7]*0.03)^2/3+(0.05*[.G7])^2)" office:value-type="float" office:value="0.714895097199582">
            <text:p>0.71</text:p>
          </table:table-cell>
          <table:table-cell office:value-type="float" office:value="3.2">
            <text:p>3.20</text:p>
          </table:table-cell>
          <table:table-cell office:value-type="float" office:value="0.5">
            <text:p>0.50</text:p>
          </table:table-cell>
          <table:table-cell table:formula="of:=[.J7]*[.K7]" office:value-type="float" office:value="1.6">
            <text:p>1.60</text:p>
          </table:table-cell>
          <table:table-cell table:formula="of:=SQRT(([.L7]*0.03)^2/3+(0.05*[.K7])^2)" office:value-type="float" office:value="0.037322915213043">
            <text:p>0.04</text:p>
          </table:table-cell>
          <table:table-cell table:style-name="ce2" table:formula="of:=[.H7]/[.D7]" office:value-type="float" office:value="14.390243902439">
            <text:p>14.39</text:p>
          </table:table-cell>
          <table:table-cell table:number-columns-repeated="1010"/>
        </table:table-row>
        <table:table-row table:style-name="ro2">
          <table:table-cell office:value-type="float" office:value="147">
            <text:p>147.00</text:p>
          </table:table-cell>
          <table:table-cell office:value-type="float" office:value="4.2">
            <text:p>4.20</text:p>
          </table:table-cell>
          <table:table-cell office:value-type="float" office:value="1">
            <text:p>1.00</text:p>
          </table:table-cell>
          <table:table-cell table:formula="of:=[.B8]*[.C8]/2" office:value-type="float" office:value="2.1">
            <text:p>2.10</text:p>
          </table:table-cell>
          <table:table-cell table:formula="of:=SQRT(([.D8]*0.03)^2/3+(0.05*[.C8])^2)" office:value-type="float" office:value="0.0618304132284429">
            <text:p>0.06</text:p>
          </table:table-cell>
          <table:table-cell office:value-type="float" office:value="5.8">
            <text:p>5.80</text:p>
          </table:table-cell>
          <table:table-cell office:value-type="float" office:value="10">
            <text:p>10.00</text:p>
          </table:table-cell>
          <table:table-cell table:formula="of:=[.F8]*[.G8]/2" office:value-type="float" office:value="29">
            <text:p>29.00</text:p>
          </table:table-cell>
          <table:table-cell table:formula="of:=SQRT(([.H8]*0.03)^2/3+(0.05*[.G8])^2)" office:value-type="float" office:value="0.708731260775197">
            <text:p>0.71</text:p>
          </table:table-cell>
          <table:table-cell office:value-type="float" office:value="2.8">
            <text:p>2.80</text:p>
          </table:table-cell>
          <table:table-cell office:value-type="float" office:value="0.5">
            <text:p>0.50</text:p>
          </table:table-cell>
          <table:table-cell table:formula="of:=[.J8]*[.K8]" office:value-type="float" office:value="1.4">
            <text:p>1.40</text:p>
          </table:table-cell>
          <table:table-cell table:formula="of:=SQRT(([.L8]*0.03)^2/3+(0.05*[.K8])^2)" office:value-type="float" office:value="0.034828149534536">
            <text:p>0.03</text:p>
          </table:table-cell>
          <table:table-cell table:formula="of:=[.H8]/[.D8]" office:value-type="float" office:value="13.8095238095238">
            <text:p>13.81</text:p>
          </table:table-cell>
          <table:table-cell table:number-columns-repeated="1010"/>
        </table:table-row>
        <table:table-row table:style-name="ro2">
          <table:table-cell office:value-type="float" office:value="146">
            <text:p>146.00</text:p>
          </table:table-cell>
          <table:table-cell office:value-type="float" office:value="4.4">
            <text:p>4.40</text:p>
          </table:table-cell>
          <table:table-cell office:value-type="float" office:value="1">
            <text:p>1.00</text:p>
          </table:table-cell>
          <table:table-cell table:formula="of:=[.B9]*[.C9]/2" office:value-type="float" office:value="2.2">
            <text:p>2.20</text:p>
          </table:table-cell>
          <table:table-cell table:formula="of:=SQRT(([.D9]*0.03)^2/3+(0.05*[.C9])^2)" office:value-type="float" office:value="0.0628649345820068">
            <text:p>0.06</text:p>
          </table:table-cell>
          <table:table-cell office:value-type="float" office:value="5.7">
            <text:p>5.70</text:p>
          </table:table-cell>
          <table:table-cell office:value-type="float" office:value="10">
            <text:p>10.00</text:p>
          </table:table-cell>
          <table:table-cell table:formula="of:=[.F9]*[.G9]/2" office:value-type="float" office:value="28.5">
            <text:p>28.50</text:p>
          </table:table-cell>
          <table:table-cell table:formula="of:=SQRT(([.H9]*0.03)^2/3+(0.05*[.G9])^2)" office:value-type="float" office:value="0.702620096495966">
            <text:p>0.70</text:p>
          </table:table-cell>
          <table:table-cell office:value-type="float" office:value="2.4">
            <text:p>2.40</text:p>
          </table:table-cell>
          <table:table-cell office:value-type="float" office:value="0.5">
            <text:p>0.50</text:p>
          </table:table-cell>
          <table:table-cell table:formula="of:=[.J9]*[.K9]" office:value-type="float" office:value="1.2">
            <text:p>1.20</text:p>
          </table:table-cell>
          <table:table-cell table:formula="of:=SQRT(([.L9]*0.03)^2/3+(0.05*[.K9])^2)" office:value-type="float" office:value="0.0325115364140177">
            <text:p>0.03</text:p>
          </table:table-cell>
          <table:table-cell table:formula="of:=[.H9]/[.D9]" office:value-type="float" office:value="12.9545454545455">
            <text:p>12.95</text:p>
          </table:table-cell>
          <table:table-cell table:number-columns-repeated="1010"/>
        </table:table-row>
        <table:table-row table:style-name="ro2">
          <table:table-cell office:value-type="float" office:value="140">
            <text:p>140.00</text:p>
          </table:table-cell>
          <table:table-cell office:value-type="float" office:value="5.9">
            <text:p>5.90</text:p>
          </table:table-cell>
          <table:table-cell office:value-type="float" office:value="1">
            <text:p>1.00</text:p>
          </table:table-cell>
          <table:table-cell table:formula="of:=[.B10]*[.C10]/2" office:value-type="float" office:value="2.95">
            <text:p>2.95</text:p>
          </table:table-cell>
          <table:table-cell table:formula="of:=SQRT(([.D10]*0.03)^2/3+(0.05*[.C10])^2)" office:value-type="float" office:value="0.0714895097199582">
            <text:p>0.07</text:p>
          </table:table-cell>
          <table:table-cell office:value-type="float" office:value="4.5">
            <text:p>4.50</text:p>
          </table:table-cell>
          <table:table-cell office:value-type="float" office:value="10">
            <text:p>10.00</text:p>
          </table:table-cell>
          <table:table-cell table:formula="of:=[.F10]*[.G10]/2" office:value-type="float" office:value="22.5">
            <text:p>22.50</text:p>
          </table:table-cell>
          <table:table-cell table:formula="of:=SQRT(([.H10]*0.03)^2/3+(0.05*[.G10])^2)" office:value-type="float" office:value="0.633936116655298">
            <text:p>0.63</text:p>
          </table:table-cell>
          <table:table-cell office:value-type="float" office:value="5.5">
            <text:p>5.50</text:p>
          </table:table-cell>
          <table:table-cell office:value-type="float" office:value="0.1">
            <text:p>0.10</text:p>
          </table:table-cell>
          <table:table-cell table:formula="of:=[.J10]*[.K10]" office:value-type="float" office:value="0.55">
            <text:p>0.55</text:p>
          </table:table-cell>
          <table:table-cell table:formula="of:=SQRT(([.L10]*0.03)^2/3+(0.05*[.K10])^2)" office:value-type="float" office:value="0.010758717395675">
            <text:p>0.01</text:p>
          </table:table-cell>
          <table:table-cell table:formula="of:=[.H10]/[.D10]" office:value-type="float" office:value="7.6271186440678">
            <text:p>7.63</text:p>
          </table:table-cell>
          <table:table-cell table:number-columns-repeated="1010"/>
        </table:table-row>
        <table:table-row table:style-name="ro2">
          <table:table-cell office:value-type="float" office:value="160">
            <text:p>160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table:formula="of:=[.B11]*[.C11]/2" office:value-type="float" office:value="3">
            <text:p>3.00</text:p>
          </table:table-cell>
          <table:table-cell table:formula="of:=SQRT(([.D11]*0.03)^2/3+(0.05*[.C11])^2)" office:value-type="float" office:value="0.112694276695846">
            <text:p>0.11</text:p>
          </table:table-cell>
          <table:table-cell office:value-type="float" office:value="3.7">
            <text:p>3.70</text:p>
          </table:table-cell>
          <table:table-cell office:value-type="float" office:value="10">
            <text:p>10.00</text:p>
          </table:table-cell>
          <table:table-cell table:formula="of:=[.F11]*[.G11]/2" office:value-type="float" office:value="18.5">
            <text:p>18.50</text:p>
          </table:table-cell>
          <table:table-cell table:formula="of:=SQRT(([.H11]*0.03)^2/3+(0.05*[.G11])^2)" office:value-type="float" office:value="0.593864462651201">
            <text:p>0.59</text:p>
          </table:table-cell>
          <table:table-cell office:value-type="float" office:value="5.3">
            <text:p>5.30</text:p>
          </table:table-cell>
          <table:table-cell office:value-type="float" office:value="0.5">
            <text:p>0.50</text:p>
          </table:table-cell>
          <table:table-cell table:formula="of:=[.J11]*[.K11]" office:value-type="float" office:value="2.65">
            <text:p>2.65</text:p>
          </table:table-cell>
          <table:table-cell table:formula="of:=SQRT(([.L11]*0.03)^2/3+(0.05*[.K11])^2)" office:value-type="float" office:value="0.0522661458307383">
            <text:p>0.05</text:p>
          </table:table-cell>
          <table:table-cell table:formula="of:=[.H11]/[.D11]" office:value-type="float" office:value="6.16666666666667">
            <text:p>6.17</text:p>
          </table:table-cell>
          <table:table-cell table:number-columns-repeated="1010"/>
        </table:table-row>
        <table:table-row table:style-name="ro2">
          <table:table-cell office:value-type="float" office:value="170">
            <text:p>170.00</text:p>
          </table:table-cell>
          <table:table-cell office:value-type="float" office:value="6.9">
            <text:p>6.90</text:p>
          </table:table-cell>
          <table:table-cell office:value-type="float" office:value="1">
            <text:p>1.00</text:p>
          </table:table-cell>
          <table:table-cell table:formula="of:=[.B12]*[.C12]/2" office:value-type="float" office:value="3.45">
            <text:p>3.45</text:p>
          </table:table-cell>
          <table:table-cell table:formula="of:=SQRT(([.D12]*0.03)^2/3+(0.05*[.C12])^2)" office:value-type="float" office:value="0.0779150178078655">
            <text:p>0.08</text:p>
          </table:table-cell>
          <table:table-cell office:value-type="float" office:value="4.7">
            <text:p>4.70</text:p>
          </table:table-cell>
          <table:table-cell office:value-type="float" office:value="5">
            <text:p>5.00</text:p>
          </table:table-cell>
          <table:table-cell table:formula="of:=[.F12]*[.G12]/2" office:value-type="float" office:value="11.75">
            <text:p>11.75</text:p>
          </table:table-cell>
          <table:table-cell table:formula="of:=SQRT(([.H12]*0.03)^2/3+(0.05*[.G12])^2)" office:value-type="float" office:value="0.322364312540951">
            <text:p>0.32</text:p>
          </table:table-cell>
          <table:table-cell office:value-type="float" office:value="5.4">
            <text:p>5.40</text:p>
          </table:table-cell>
          <table:table-cell office:value-type="float" office:value="0.5">
            <text:p>0.50</text:p>
          </table:table-cell>
          <table:table-cell table:formula="of:=[.J12]*[.K12]" office:value-type="float" office:value="2.7">
            <text:p>2.70</text:p>
          </table:table-cell>
          <table:table-cell table:formula="of:=SQRT(([.L12]*0.03)^2/3+(0.05*[.K12])^2)" office:value-type="float" office:value="0.0530282943342514">
            <text:p>0.05</text:p>
          </table:table-cell>
          <table:table-cell table:formula="of:=[.H12]/[.D12]" office:value-type="float" office:value="3.40579710144928">
            <text:p>3.41</text:p>
          </table:table-cell>
          <table:table-cell table:number-columns-repeated="1010"/>
        </table:table-row>
        <table:table-row table:style-name="ro2">
          <table:table-cell office:value-type="float" office:value="200">
            <text:p>200.00</text:p>
          </table:table-cell>
          <table:table-cell office:value-type="float" office:value="3.5">
            <text:p>3.50</text:p>
          </table:table-cell>
          <table:table-cell office:value-type="float" office:value="2">
            <text:p>2.00</text:p>
          </table:table-cell>
          <table:table-cell table:formula="of:=[.B13]*[.C13]/2" office:value-type="float" office:value="3.5">
            <text:p>3.50</text:p>
          </table:table-cell>
          <table:table-cell table:formula="of:=SQRT(([.D13]*0.03)^2/3+(0.05*[.C13])^2)" office:value-type="float" office:value="0.116940155635265">
            <text:p>0.12</text:p>
          </table:table-cell>
          <table:table-cell office:value-type="float" office:value="4.7">
            <text:p>4.70</text:p>
          </table:table-cell>
          <table:table-cell office:value-type="float" office:value="2">
            <text:p>2.00</text:p>
          </table:table-cell>
          <table:table-cell table:formula="of:=[.F13]*[.G13]/2" office:value-type="float" office:value="4.7">
            <text:p>4.70</text:p>
          </table:table-cell>
          <table:table-cell table:formula="of:=SQRT(([.H13]*0.03)^2/3+(0.05*[.G13])^2)" office:value-type="float" office:value="0.12894572501638">
            <text:p>0.13</text:p>
          </table:table-cell>
          <table:table-cell office:value-type="float" office:value="4.8">
            <text:p>4.80</text:p>
          </table:table-cell>
          <table:table-cell office:value-type="float" office:value="0.5">
            <text:p>0.50</text:p>
          </table:table-cell>
          <table:table-cell table:formula="of:=[.J13]*[.K13]" office:value-type="float" office:value="2.4">
            <text:p>2.40</text:p>
          </table:table-cell>
          <table:table-cell table:formula="of:=SQRT(([.L13]*0.03)^2/3+(0.05*[.K13])^2)" office:value-type="float" office:value="0.0485077313425396">
            <text:p>0.05</text:p>
          </table:table-cell>
          <table:table-cell table:formula="of:=[.H13]/[.D13]" office:value-type="float" office:value="1.34285714285714">
            <text:p>1.34</text:p>
          </table:table-cell>
          <table:table-cell table:number-columns-repeated="1010"/>
        </table:table-row>
        <table:table-row table:style-name="ro2">
          <table:table-cell office:value-type="float" office:value="300">
            <text:p>30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4]*[.C14]/2" office:value-type="float" office:value="3.6">
            <text:p>3.60</text:p>
          </table:table-cell>
          <table:table-cell table:formula="of:=SQRT(([.D14]*0.03)^2/3+(0.05*[.C14])^2)" office:value-type="float" office:value="0.11784735890125">
            <text:p>0.12</text:p>
          </table:table-cell>
          <table:table-cell office:value-type="float" office:value="4.9">
            <text:p>4.90</text:p>
          </table:table-cell>
          <table:table-cell office:value-type="float" office:value="0.5">
            <text:p>0.50</text:p>
          </table:table-cell>
          <table:table-cell table:formula="of:=[.F14]*[.G14]/2" office:value-type="float" office:value="1.225">
            <text:p>1.23</text:p>
          </table:table-cell>
          <table:table-cell table:formula="of:=SQRT(([.H14]*0.03)^2/3+(0.05*[.G14])^2)" office:value-type="float" office:value="0.0327900518450337">
            <text:p>0.03</text:p>
          </table:table-cell>
          <table:table-cell office:value-type="float" office:value="8.3">
            <text:p>8.30</text:p>
          </table:table-cell>
          <table:table-cell office:value-type="float" office:value="0.2">
            <text:p>0.20</text:p>
          </table:table-cell>
          <table:table-cell table:formula="of:=[.J14]*[.K14]" office:value-type="float" office:value="1.66">
            <text:p>1.66</text:p>
          </table:table-cell>
          <table:table-cell table:formula="of:=SQRT(([.L14]*0.03)^2/3+(0.05*[.K14])^2)" office:value-type="float" office:value="0.0304414191522012">
            <text:p>0.03</text:p>
          </table:table-cell>
          <table:table-cell table:formula="of:=[.H14]/[.D14]" office:value-type="float" office:value="0.340277777777778">
            <text:p>0.34</text:p>
          </table:table-cell>
          <table:table-cell table:number-columns-repeated="1010"/>
        </table:table-row>
        <table:table-row table:style-name="ro2">
          <table:table-cell office:value-type="float" office:value="130">
            <text:p>130.00</text:p>
          </table:table-cell>
          <table:table-cell office:value-type="float" office:value="3.4">
            <text:p>3.40</text:p>
          </table:table-cell>
          <table:table-cell office:value-type="float" office:value="2">
            <text:p>2.00</text:p>
          </table:table-cell>
          <table:table-cell table:formula="of:=[.B15]*[.C15]/2" office:value-type="float" office:value="3.4">
            <text:p>3.40</text:p>
          </table:table-cell>
          <table:table-cell table:formula="of:=SQRT(([.D15]*0.03)^2/3+(0.05*[.C15])^2)" office:value-type="float" office:value="0.116051712611232">
            <text:p>0.12</text:p>
          </table:table-cell>
          <table:table-cell office:value-type="float" office:value="5.5">
            <text:p>5.50</text:p>
          </table:table-cell>
          <table:table-cell office:value-type="float" office:value="5">
            <text:p>5.00</text:p>
          </table:table-cell>
          <table:table-cell table:formula="of:=[.F15]*[.G15]/2" office:value-type="float" office:value="13.75">
            <text:p>13.75</text:p>
          </table:table-cell>
          <table:table-cell table:formula="of:=SQRT(([.H15]*0.03)^2/3+(0.05*[.G15])^2)" office:value-type="float" office:value="0.345280682923328">
            <text:p>0.35</text:p>
          </table:table-cell>
          <table:table-cell office:value-type="float" office:value="2.5">
            <text:p>2.50</text:p>
          </table:table-cell>
          <table:table-cell office:value-type="float" office:value="0.1">
            <text:p>0.10</text:p>
          </table:table-cell>
          <table:table-cell table:formula="of:=[.J15]*[.K15]" office:value-type="float" office:value="0.25">
            <text:p>0.25</text:p>
          </table:table-cell>
          <table:table-cell table:formula="of:=SQRT(([.L15]*0.03)^2/3+(0.05*[.K15])^2)" office:value-type="float" office:value="0.00661437827766148">
            <text:p>0.01</text:p>
          </table:table-cell>
          <table:table-cell table:formula="of:=[.H15]/[.D15]" office:value-type="float" office:value="4.04411764705882">
            <text:p>4.04</text:p>
          </table:table-cell>
          <table:table-cell table:number-columns-repeated="1010"/>
        </table:table-row>
        <table:table-row table:style-name="ro2">
          <table:table-cell office:value-type="float" office:value="120">
            <text:p>120.00</text:p>
          </table:table-cell>
          <table:table-cell office:value-type="float" office:value="3.5">
            <text:p>3.50</text:p>
          </table:table-cell>
          <table:table-cell office:value-type="float" office:value="2">
            <text:p>2.00</text:p>
          </table:table-cell>
          <table:table-cell table:formula="of:=[.B16]*[.C16]/2" office:value-type="float" office:value="3.5">
            <text:p>3.50</text:p>
          </table:table-cell>
          <table:table-cell table:formula="of:=SQRT(([.D16]*0.03)^2/3+(0.05*[.C16])^2)" office:value-type="float" office:value="0.116940155635265">
            <text:p>0.12</text:p>
          </table:table-cell>
          <table:table-cell office:value-type="float" office:value="6.5">
            <text:p>6.50</text:p>
          </table:table-cell>
          <table:table-cell office:value-type="float" office:value="3">
            <text:p>3.00</text:p>
          </table:table-cell>
          <table:table-cell table:formula="of:=[.F16]*[.G16]/2" office:value-type="float" office:value="9.75">
            <text:p>9.75</text:p>
          </table:table-cell>
          <table:table-cell table:formula="of:=SQRT(([.H16]*0.03)^2/3+(0.05*[.G16])^2)" office:value-type="float" office:value="0.225873305195634">
            <text:p>0.23</text:p>
          </table:table-cell>
          <table:table-cell table:number-columns-repeated="2" office:value-type="float" office:value="0.2">
            <text:p>0.20</text:p>
          </table:table-cell>
          <table:table-cell table:formula="of:=[.J16]*[.K16]" office:value-type="float" office:value="0.04">
            <text:p>0.04</text:p>
          </table:table-cell>
          <table:table-cell table:formula="of:=SQRT(([.L16]*0.03)^2/3+(0.05*[.K16])^2)" office:value-type="float" office:value="0.0100239712689133">
            <text:p>0.01</text:p>
          </table:table-cell>
          <table:table-cell table:formula="of:=[.H16]/[.D16]" office:value-type="float" office:value="2.78571428571429">
            <text:p>2.79</text:p>
          </table:table-cell>
          <table:table-cell table:number-columns-repeated="1010"/>
        </table:table-row>
        <table:table-row table:style-name="ro2">
          <table:table-cell office:value-type="float" office:value="50">
            <text:p>5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7]*[.C17]/2" office:value-type="float" office:value="3.6">
            <text:p>3.60</text:p>
          </table:table-cell>
          <table:table-cell table:formula="of:=SQRT(([.D17]*0.03)^2/3+(0.05*[.C17])^2)" office:value-type="float" office:value="0.11784735890125">
            <text:p>0.12</text:p>
          </table:table-cell>
          <table:table-cell office:value-type="float" office:value="4.1">
            <text:p>4.10</text:p>
          </table:table-cell>
          <table:table-cell office:value-type="float" office:value="2">
            <text:p>2.00</text:p>
          </table:table-cell>
          <table:table-cell table:formula="of:=[.F17]*[.G17]/2" office:value-type="float" office:value="4.1">
            <text:p>4.10</text:p>
          </table:table-cell>
          <table:table-cell table:formula="of:=SQRT(([.H17]*0.03)^2/3+(0.05*[.G17])^2)" office:value-type="float" office:value="0.122649908275547">
            <text:p>0.12</text:p>
          </table:table-cell>
          <table:table-cell office:value-type="float" office:value="0.25">
            <text:p>0.25</text:p>
          </table:table-cell>
          <table:table-cell office:value-type="float" office:value="0.1">
            <text:p>0.10</text:p>
          </table:table-cell>
          <table:table-cell table:formula="of:=[.J17]*[.K17]" office:value-type="float" office:value="0.025">
            <text:p>0.03</text:p>
          </table:table-cell>
          <table:table-cell table:formula="of:=SQRT(([.L17]*0.03)^2/3+(0.05*[.K17])^2)" office:value-type="float" office:value="0.00501871497497118">
            <text:p>0.01</text:p>
          </table:table-cell>
          <table:table-cell table:formula="of:=[.H17]/[.D17]" office:value-type="float" office:value="1.13888888888889">
            <text:p>1.14</text:p>
          </table:table-cell>
          <table:table-cell table:number-columns-repeated="1010"/>
        </table:table-row>
        <table:table-row table:style-name="ro2">
          <table:table-cell office:value-type="float" office:value="10">
            <text:p>1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8]*[.C18]/2" office:value-type="float" office:value="3.6">
            <text:p>3.60</text:p>
          </table:table-cell>
          <table:table-cell table:formula="of:=SQRT(([.D18]*0.03)^2/3+(0.05*[.C18])^2)" office:value-type="float" office:value="0.11784735890125">
            <text:p>0.12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F18]*[.G18]/2" office:value-type="float" office:value="3.7">
            <text:p>3.70</text:p>
          </table:table-cell>
          <table:table-cell table:formula="of:=SQRT(([.H18]*0.03)^2/3+(0.05*[.G18])^2)" office:value-type="float" office:value="0.11877289253024">
            <text:p>0.12</text:p>
          </table:table-cell>
          <table:table-cell office:value-type="float" office:value="0.3">
            <text:p>0.30</text:p>
          </table:table-cell>
          <table:table-cell office:value-type="float" office:value="0.1">
            <text:p>0.10</text:p>
          </table:table-cell>
          <table:table-cell table:formula="of:=[.J18]*[.K18]" office:value-type="float" office:value="0.03">
            <text:p>0.03</text:p>
          </table:table-cell>
          <table:table-cell table:formula="of:=SQRT(([.L18]*0.03)^2/3+(0.05*[.K18])^2)" office:value-type="float" office:value="0.00502692749102272">
            <text:p>0.01</text:p>
          </table:table-cell>
          <table:table-cell table:formula="of:=[.H18]/[.D18]" office:value-type="float" office:value="1.02777777777778">
            <text:p>1.03</text:p>
          </table:table-cell>
          <table:table-cell table:number-columns-repeated="1010"/>
        </table:table-row>
        <table:table-row table:style-name="ro2">
          <table:table-cell office:value-type="float" office:value="1">
            <text:p>1.00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B19]*[.C19]/2" office:value-type="float" office:value="3.7">
            <text:p>3.70</text:p>
          </table:table-cell>
          <table:table-cell table:formula="of:=SQRT(([.D19]*0.03)^2/3+(0.05*[.C19])^2)" office:value-type="float" office:value="0.11877289253024">
            <text:p>0.12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F19]*[.G19]/2" office:value-type="float" office:value="3.7">
            <text:p>3.70</text:p>
          </table:table-cell>
          <table:table-cell table:formula="of:=SQRT(([.H19]*0.03)^2/3+(0.05*[.G19])^2)" office:value-type="float" office:value="0.11877289253024">
            <text:p>0.12</text:p>
          </table:table-cell>
          <table:table-cell office:value-type="float" office:value="0">
            <text:p>0.00</text:p>
          </table:table-cell>
          <table:table-cell office:value-type="float" office:value="0.1">
            <text:p>0.10</text:p>
          </table:table-cell>
          <table:table-cell table:formula="of:=[.J19]*[.K19]" office:value-type="float" office:value="0">
            <text:p>0.00</text:p>
          </table:table-cell>
          <table:table-cell table:formula="of:=SQRT(([.L19]*0.03)^2/3+(0.05*[.K19])^2)" office:value-type="float" office:value="0.005">
            <text:p>0.01</text:p>
          </table:table-cell>
          <table:table-cell table:formula="of:=[.H19]/[.D19]" office:value-type="float" office:value="1">
            <text:p>1.00</text:p>
          </table:table-cell>
          <table:table-cell table:number-columns-repeated="1010"/>
        </table:table-row>
        <table:table-row table:style-name="ro2">
          <table:table-cell office:value-type="float" office:value="155">
            <text:p>155.00</text:p>
          </table:table-cell>
          <table:table-cell office:value-type="float" office:value="5.2">
            <text:p>5.20</text:p>
          </table:table-cell>
          <table:table-cell office:value-type="float" office:value="1">
            <text:p>1.00</text:p>
          </table:table-cell>
          <table:table-cell table:formula="of:=[.B20]*[.C20]/2" office:value-type="float" office:value="2.6">
            <text:p>2.60</text:p>
          </table:table-cell>
          <table:table-cell table:formula="of:=SQRT(([.D20]*0.03)^2/3+(0.05*[.C20])^2)" office:value-type="float" office:value="0.0672904153650429">
            <text:p>0.07</text:p>
          </table:table-cell>
          <table:table-cell office:value-type="float" office:value="4.7">
            <text:p>4.70</text:p>
          </table:table-cell>
          <table:table-cell office:value-type="float" office:value="10">
            <text:p>10.00</text:p>
          </table:table-cell>
          <table:table-cell table:formula="of:=[.F20]*[.G20]/2" office:value-type="float" office:value="23.5">
            <text:p>23.50</text:p>
          </table:table-cell>
          <table:table-cell table:formula="of:=SQRT(([.H20]*0.03)^2/3+(0.05*[.G20])^2)" office:value-type="float" office:value="0.644728625081902">
            <text:p>0.64</text:p>
          </table:table-cell>
          <table:table-cell office:value-type="float" office:value="5">
            <text:p>5.00</text:p>
          </table:table-cell>
          <table:table-cell office:value-type="float" office:value="0.5">
            <text:p>0.50</text:p>
          </table:table-cell>
          <table:table-cell table:formula="of:=[.J20]*[.K20]" office:value-type="float" office:value="2.5">
            <text:p>2.50</text:p>
          </table:table-cell>
          <table:table-cell table:formula="of:=SQRT(([.L20]*0.03)^2/3+(0.05*[.K20])^2)" office:value-type="float" office:value="0.05">
            <text:p>0.05</text:p>
          </table:table-cell>
          <table:table-cell table:formula="of:=[.H20]/[.D20]" office:value-type="float" office:value="9.03846153846154">
            <text:p>9.04</text:p>
          </table:table-cell>
          <table:table-cell table:number-columns-repeated="1010"/>
        </table:table-row>
        <table:table-row table:style-name="ro2">
          <table:table-cell office:value-type="float" office:value="148.5">
            <text:p>148.50</text:p>
          </table:table-cell>
          <table:table-cell office:value-type="float" office:value="4.1">
            <text:p>4.10</text:p>
          </table:table-cell>
          <table:table-cell office:value-type="float" office:value="1">
            <text:p>1.00</text:p>
          </table:table-cell>
          <table:table-cell table:formula="of:=[.B21]*[.C21]/2" office:value-type="float" office:value="2.05">
            <text:p>2.05</text:p>
          </table:table-cell>
          <table:table-cell table:formula="of:=SQRT(([.D21]*0.03)^2/3+(0.05*[.C21])^2)" office:value-type="float" office:value="0.0613249541377733">
            <text:p>0.06</text:p>
          </table:table-cell>
          <table:table-cell office:value-type="float" office:value="5.8">
            <text:p>5.80</text:p>
          </table:table-cell>
          <table:table-cell office:value-type="float" office:value="10">
            <text:p>10.00</text:p>
          </table:table-cell>
          <table:table-cell table:formula="of:=[.F21]*[.G21]/2" office:value-type="float" office:value="29">
            <text:p>29.00</text:p>
          </table:table-cell>
          <table:table-cell table:formula="of:=SQRT(([.H21]*0.03)^2/3+(0.05*[.G21])^2)" office:value-type="float" office:value="0.708731260775197">
            <text:p>0.71</text:p>
          </table:table-cell>
          <table:table-cell office:value-type="float" office:value="3.4">
            <text:p>3.40</text:p>
          </table:table-cell>
          <table:table-cell office:value-type="float" office:value="0.5">
            <text:p>0.50</text:p>
          </table:table-cell>
          <table:table-cell table:formula="of:=[.J21]*[.K21]" office:value-type="float" office:value="1.7">
            <text:p>1.70</text:p>
          </table:table-cell>
          <table:table-cell table:formula="of:=SQRT(([.L21]*0.03)^2/3+(0.05*[.K21])^2)" office:value-type="float" office:value="0.0386264158316559">
            <text:p>0.04</text:p>
          </table:table-cell>
          <table:table-cell table:formula="of:=[.H21]/[.D21]" office:value-type="float" office:value="14.1463414634146">
            <text:p>14.15</text:p>
          </table:table-cell>
          <table:table-cell table:number-columns-repeated="101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1">
        <table:table-column table:style-name="co1" table:number-columns-repeated="14" table:default-cell-style-name="ce1"/>
        <table:table-row table:style-name="ro1">
          <table:table-cell office:value-type="string">
            <text:p>f in Hz*10**3</text:p>
          </table:table-cell>
          <table:table-cell office:value-type="string">
            <text:p>*2 * Ua0 in div</text:p>
          </table:table-cell>
          <table:table-cell office:value-type="string">
            <text:p>*divstk. In V</text:p>
          </table:table-cell>
          <table:table-cell office:value-type="string">
            <text:p>Ua0 in V</text:p>
          </table:table-cell>
          <table:table-cell office:value-type="string">
            <text:p>Sua0 in V</text:p>
          </table:table-cell>
          <table:table-cell office:value-type="string">
            <text:p>*2 * Uc0 in div</text:p>
          </table:table-cell>
          <table:table-cell office:value-type="string">
            <text:p>*disvstk. In V</text:p>
          </table:table-cell>
          <table:table-cell office:value-type="string">
            <text:p>Uc0 in V</text:p>
          </table:table-cell>
          <table:table-cell office:value-type="string">
            <text:p>SUc0 in V</text:p>
          </table:table-cell>
          <table:table-cell office:value-type="string">
            <text:p>*dt in div</text:p>
          </table:table-cell>
          <table:table-cell office:value-type="string">
            <text:p>*divsk. In us</text:p>
          </table:table-cell>
          <table:table-cell office:value-type="string">
            <text:p>dt in us</text:p>
          </table:table-cell>
          <table:table-cell office:value-type="string">
            <text:p>Sdt in us</text:p>
          </table:table-cell>
          <table:table-cell office:value-type="string">
            <text:p>*v</text:p>
          </table:table-cell>
        </table:table-row>
        <table:table-row table:style-name="ro2">
          <table:table-cell office:value-type="float" office:value="150">
            <text:p>150.00</text:p>
          </table:table-cell>
          <table:table-cell office:value-type="float" office:value="5.4">
            <text:p>5.40</text:p>
          </table:table-cell>
          <table:table-cell office:value-type="float" office:value="1">
            <text:p>1.00</text:p>
          </table:table-cell>
          <table:table-cell table:formula="of:=[.B2]*[.C2]/2" office:value-type="float" office:value="2.7">
            <text:p>2.70</text:p>
          </table:table-cell>
          <table:table-cell table:formula="of:=SQRT(([.D2]*0.03)^2/3+(0.05*[.C2])^2)" office:value-type="float" office:value="0.068461668107051">
            <text:p>0.07</text:p>
          </table:table-cell>
          <table:table-cell office:value-type="float" office:value="3.4">
            <text:p>3.40</text:p>
          </table:table-cell>
          <table:table-cell office:value-type="float" office:value="10">
            <text:p>10.00</text:p>
          </table:table-cell>
          <table:table-cell table:formula="of:=[.F2]*[.G2]/2" office:value-type="float" office:value="17">
            <text:p>17.00</text:p>
          </table:table-cell>
          <table:table-cell table:formula="of:=SQRT(([.H2]*0.03)^2/3+(0.05*[.G2])^2)" office:value-type="float" office:value="0.58025856305616">
            <text:p>0.58</text:p>
          </table:table-cell>
          <table:table-cell office:value-type="float" office:value="3.3">
            <text:p>3.30</text:p>
          </table:table-cell>
          <table:table-cell office:value-type="float" office:value="0.5">
            <text:p>0.50</text:p>
          </table:table-cell>
          <table:table-cell table:formula="of:=[.J2]*[.K2]" office:value-type="float" office:value="1.65">
            <text:p>1.65</text:p>
          </table:table-cell>
          <table:table-cell table:formula="of:=SQRT(([.L2]*0.03)^2/3+(0.05*[.K2])^2)" office:value-type="float" office:value="0.0379703831953274">
            <text:p>0.04</text:p>
          </table:table-cell>
          <table:table-cell table:formula="of:=[.H2]/[.D2]" office:value-type="float" office:value="6.2962962962963">
            <text:p>6.30</text:p>
          </table:table-cell>
        </table:table-row>
        <table:table-row table:style-name="ro2">
          <table:table-cell office:value-type="float" office:value="151">
            <text:p>151.00</text:p>
          </table:table-cell>
          <table:table-cell office:value-type="float" office:value="5.4">
            <text:p>5.40</text:p>
          </table:table-cell>
          <table:table-cell office:value-type="float" office:value="1">
            <text:p>1.00</text:p>
          </table:table-cell>
          <table:table-cell table:formula="of:=[.B3]*[.C3]/2" office:value-type="float" office:value="2.7">
            <text:p>2.70</text:p>
          </table:table-cell>
          <table:table-cell table:formula="of:=SQRT(([.D3]*0.03)^2/3+(0.05*[.C3])^2)" office:value-type="float" office:value="0.068461668107051">
            <text:p>0.07</text:p>
          </table:table-cell>
          <table:table-cell office:value-type="float" office:value="3.4">
            <text:p>3.40</text:p>
          </table:table-cell>
          <table:table-cell office:value-type="float" office:value="10">
            <text:p>10.00</text:p>
          </table:table-cell>
          <table:table-cell table:formula="of:=[.F3]*[.G3]/2" office:value-type="float" office:value="17">
            <text:p>17.00</text:p>
          </table:table-cell>
          <table:table-cell table:formula="of:=SQRT(([.H3]*0.03)^2/3+(0.05*[.G3])^2)" office:value-type="float" office:value="0.58025856305616">
            <text:p>0.58</text:p>
          </table:table-cell>
          <table:table-cell office:value-type="float" office:value="3.5">
            <text:p>3.50</text:p>
          </table:table-cell>
          <table:table-cell office:value-type="float" office:value="0.5">
            <text:p>0.50</text:p>
          </table:table-cell>
          <table:table-cell table:formula="of:=[.J3]*[.K3]" office:value-type="float" office:value="1.75">
            <text:p>1.75</text:p>
          </table:table-cell>
          <table:table-cell table:formula="of:=SQRT(([.L3]*0.03)^2/3+(0.05*[.K3])^2)" office:value-type="float" office:value="0.0392905841137543">
            <text:p>0.04</text:p>
          </table:table-cell>
          <table:table-cell table:formula="of:=[.H3]/[.D3]" office:value-type="float" office:value="6.2962962962963">
            <text:p>6.30</text:p>
          </table:table-cell>
        </table:table-row>
        <table:table-row table:style-name="ro2">
          <table:table-cell office:value-type="float" office:value="152">
            <text:p>152.00</text:p>
          </table:table-cell>
          <table:table-cell office:value-type="float" office:value="5.5">
            <text:p>5.50</text:p>
          </table:table-cell>
          <table:table-cell office:value-type="float" office:value="1">
            <text:p>1.00</text:p>
          </table:table-cell>
          <table:table-cell table:formula="of:=[.B4]*[.C4]/2" office:value-type="float" office:value="2.75">
            <text:p>2.75</text:p>
          </table:table-cell>
          <table:table-cell table:formula="of:=SQRT(([.D4]*0.03)^2/3+(0.05*[.C4])^2)" office:value-type="float" office:value="0.0690561365846657">
            <text:p>0.07</text:p>
          </table:table-cell>
          <table:table-cell office:value-type="float" office:value="3.4">
            <text:p>3.40</text:p>
          </table:table-cell>
          <table:table-cell office:value-type="float" office:value="10">
            <text:p>10.00</text:p>
          </table:table-cell>
          <table:table-cell table:formula="of:=[.F4]*[.G4]/2" office:value-type="float" office:value="17">
            <text:p>17.00</text:p>
          </table:table-cell>
          <table:table-cell table:formula="of:=SQRT(([.H4]*0.03)^2/3+(0.05*[.G4])^2)" office:value-type="float" office:value="0.58025856305616">
            <text:p>0.58</text:p>
          </table:table-cell>
          <table:table-cell office:value-type="float" office:value="3.6">
            <text:p>3.60</text:p>
          </table:table-cell>
          <table:table-cell office:value-type="float" office:value="0.5">
            <text:p>0.50</text:p>
          </table:table-cell>
          <table:table-cell table:formula="of:=[.J4]*[.K4]" office:value-type="float" office:value="1.8">
            <text:p>1.80</text:p>
          </table:table-cell>
          <table:table-cell table:formula="of:=SQRT(([.L4]*0.03)^2/3+(0.05*[.K4])^2)" office:value-type="float" office:value="0.0399624824053762">
            <text:p>0.04</text:p>
          </table:table-cell>
          <table:table-cell table:formula="of:=[.H4]/[.D4]" office:value-type="float" office:value="6.18181818181818">
            <text:p>6.18</text:p>
          </table:table-cell>
        </table:table-row>
        <table:table-row table:style-name="ro2">
          <table:table-cell office:value-type="float" office:value="155">
            <text:p>155.00</text:p>
          </table:table-cell>
          <table:table-cell office:value-type="float" office:value="5.6">
            <text:p>5.60</text:p>
          </table:table-cell>
          <table:table-cell office:value-type="float" office:value="1">
            <text:p>1.00</text:p>
          </table:table-cell>
          <table:table-cell table:formula="of:=[.B5]*[.C5]/2" office:value-type="float" office:value="2.8">
            <text:p>2.80</text:p>
          </table:table-cell>
          <table:table-cell table:formula="of:=SQRT(([.D5]*0.03)^2/3+(0.05*[.C5])^2)" office:value-type="float" office:value="0.069656299069072">
            <text:p>0.07</text:p>
          </table:table-cell>
          <table:table-cell office:value-type="float" office:value="3.2">
            <text:p>3.20</text:p>
          </table:table-cell>
          <table:table-cell office:value-type="float" office:value="10">
            <text:p>10.00</text:p>
          </table:table-cell>
          <table:table-cell table:formula="of:=[.F5]*[.G5]/2" office:value-type="float" office:value="16">
            <text:p>16.00</text:p>
          </table:table-cell>
          <table:table-cell table:formula="of:=SQRT(([.H5]*0.03)^2/3+(0.05*[.G5])^2)" office:value-type="float" office:value="0.571664237118258">
            <text:p>0.57</text:p>
          </table:table-cell>
          <table:table-cell office:value-type="float" office:value="4">
            <text:p>4.00</text:p>
          </table:table-cell>
          <table:table-cell office:value-type="float" office:value="0.5">
            <text:p>0.50</text:p>
          </table:table-cell>
          <table:table-cell table:formula="of:=[.J5]*[.K5]" office:value-type="float" office:value="2">
            <text:p>2.00</text:p>
          </table:table-cell>
          <table:table-cell table:formula="of:=SQRT(([.L5]*0.03)^2/3+(0.05*[.K5])^2)" office:value-type="float" office:value="0.0427200187265877">
            <text:p>0.04</text:p>
          </table:table-cell>
          <table:table-cell table:formula="of:=[.H5]/[.D5]" office:value-type="float" office:value="5.71428571428571">
            <text:p>5.71</text:p>
          </table:table-cell>
        </table:table-row>
        <table:table-row table:style-name="ro2">
          <table:table-cell office:value-type="float" office:value="160">
            <text:p>160.00</text:p>
          </table:table-cell>
          <table:table-cell office:value-type="float" office:value="6">
            <text:p>6.00</text:p>
          </table:table-cell>
          <table:table-cell office:value-type="float" office:value="1">
            <text:p>1.00</text:p>
          </table:table-cell>
          <table:table-cell table:formula="of:=[.B6]*[.C6]/2" office:value-type="float" office:value="3">
            <text:p>3.00</text:p>
          </table:table-cell>
          <table:table-cell table:formula="of:=SQRT(([.D6]*0.03)^2/3+(0.05*[.C6])^2)" office:value-type="float" office:value="0.0721110255092798">
            <text:p>0.07</text:p>
          </table:table-cell>
          <table:table-cell office:value-type="float" office:value="2.7">
            <text:p>2.70</text:p>
          </table:table-cell>
          <table:table-cell office:value-type="float" office:value="10">
            <text:p>10.00</text:p>
          </table:table-cell>
          <table:table-cell table:formula="of:=[.F6]*[.G6]/2" office:value-type="float" office:value="13.5">
            <text:p>13.50</text:p>
          </table:table-cell>
          <table:table-cell table:formula="of:=SQRT(([.H6]*0.03)^2/3+(0.05*[.G6])^2)" office:value-type="float" office:value="0.551973731259016">
            <text:p>0.55</text:p>
          </table:table-cell>
          <table:table-cell office:value-type="float" office:value="4.4">
            <text:p>4.40</text:p>
          </table:table-cell>
          <table:table-cell office:value-type="float" office:value="0.5">
            <text:p>0.50</text:p>
          </table:table-cell>
          <table:table-cell table:formula="of:=[.J6]*[.K6]" office:value-type="float" office:value="2.2">
            <text:p>2.20</text:p>
          </table:table-cell>
          <table:table-cell table:formula="of:=SQRT(([.L6]*0.03)^2/3+(0.05*[.K6])^2)" office:value-type="float" office:value="0.0455741154604234">
            <text:p>0.05</text:p>
          </table:table-cell>
          <table:table-cell table:formula="of:=[.H6]/[.D6]" office:value-type="float" office:value="4.5">
            <text:p>4.50</text:p>
          </table:table-cell>
        </table:table-row>
        <table:table-row table:style-name="ro2">
          <table:table-cell office:value-type="float" office:value="170">
            <text:p>170.00</text:p>
          </table:table-cell>
          <table:table-cell office:value-type="float" office:value="6.6">
            <text:p>6.60</text:p>
          </table:table-cell>
          <table:table-cell office:value-type="float" office:value="1">
            <text:p>1.00</text:p>
          </table:table-cell>
          <table:table-cell table:formula="of:=[.B7]*[.C7]/2" office:value-type="float" office:value="3.3">
            <text:p>3.30</text:p>
          </table:table-cell>
          <table:table-cell table:formula="of:=SQRT(([.D7]*0.03)^2/3+(0.05*[.C7])^2)" office:value-type="float" office:value="0.0759407663906548">
            <text:p>0.08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table:formula="of:=[.F7]*[.G7]/2" office:value-type="float" office:value="10">
            <text:p>10.00</text:p>
          </table:table-cell>
          <table:table-cell table:formula="of:=SQRT(([.H7]*0.03)^2/3+(0.05*[.G7])^2)" office:value-type="float" office:value="0.304138126514911">
            <text:p>0.30</text:p>
          </table:table-cell>
          <table:table-cell office:value-type="float" office:value="4.8">
            <text:p>4.80</text:p>
          </table:table-cell>
          <table:table-cell office:value-type="float" office:value="0.5">
            <text:p>0.50</text:p>
          </table:table-cell>
          <table:table-cell table:formula="of:=[.J7]*[.K7]" office:value-type="float" office:value="2.4">
            <text:p>2.40</text:p>
          </table:table-cell>
          <table:table-cell table:formula="of:=SQRT(([.L7]*0.03)^2/3+(0.05*[.K7])^2)" office:value-type="float" office:value="0.0485077313425396">
            <text:p>0.05</text:p>
          </table:table-cell>
          <table:table-cell table:style-name="ce3" table:formula="of:=[.H7]/[.D7]" office:value-type="float" office:value="3.03030303030303">
            <text:p>3.03</text:p>
          </table:table-cell>
        </table:table-row>
        <table:table-row table:style-name="ro2">
          <table:table-cell office:value-type="float" office:value="180">
            <text:p>180.00</text:p>
          </table:table-cell>
          <table:table-cell office:value-type="float" office:value="6.9">
            <text:p>6.90</text:p>
          </table:table-cell>
          <table:table-cell office:value-type="float" office:value="1">
            <text:p>1.00</text:p>
          </table:table-cell>
          <table:table-cell table:formula="of:=[.B8]*[.C8]/2" office:value-type="float" office:value="3.45">
            <text:p>3.45</text:p>
          </table:table-cell>
          <table:table-cell table:formula="of:=SQRT(([.D8]*0.03)^2/3+(0.05*[.C8])^2)" office:value-type="float" office:value="0.0779150178078655">
            <text:p>0.08</text:p>
          </table:table-cell>
          <table:table-cell office:value-type="float" office:value="2.9">
            <text:p>2.90</text:p>
          </table:table-cell>
          <table:table-cell office:value-type="float" office:value="5">
            <text:p>5.00</text:p>
          </table:table-cell>
          <table:table-cell table:formula="of:=[.F8]*[.G8]/2" office:value-type="float" office:value="7.25">
            <text:p>7.25</text:p>
          </table:table-cell>
          <table:table-cell table:formula="of:=SQRT(([.H8]*0.03)^2/3+(0.05*[.G8])^2)" office:value-type="float" office:value="0.27976552682559">
            <text:p>0.28</text:p>
          </table:table-cell>
          <table:table-cell office:value-type="float" office:value="4.7">
            <text:p>4.70</text:p>
          </table:table-cell>
          <table:table-cell office:value-type="float" office:value="0.5">
            <text:p>0.50</text:p>
          </table:table-cell>
          <table:table-cell table:formula="of:=[.J8]*[.K8]" office:value-type="float" office:value="2.35">
            <text:p>2.35</text:p>
          </table:table-cell>
          <table:table-cell table:formula="of:=SQRT(([.L8]*0.03)^2/3+(0.05*[.K8])^2)" office:value-type="float" office:value="0.0477676668888067">
            <text:p>0.05</text:p>
          </table:table-cell>
          <table:table-cell table:formula="of:=[.H8]/[.D8]" office:value-type="float" office:value="2.10144927536232">
            <text:p>2.10</text:p>
          </table:table-cell>
        </table:table-row>
        <table:table-row table:style-name="ro2">
          <table:table-cell office:value-type="float" office:value="250">
            <text:p>25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9]*[.C9]/2" office:value-type="float" office:value="3.6">
            <text:p>3.60</text:p>
          </table:table-cell>
          <table:table-cell table:formula="of:=SQRT(([.D9]*0.03)^2/3+(0.05*[.C9])^2)" office:value-type="float" office:value="0.11784735890125">
            <text:p>0.12</text:p>
          </table:table-cell>
          <table:table-cell office:value-type="float" office:value="4.1">
            <text:p>4.10</text:p>
          </table:table-cell>
          <table:table-cell office:value-type="float" office:value="1">
            <text:p>1.00</text:p>
          </table:table-cell>
          <table:table-cell table:formula="of:=[.F9]*[.G9]/2" office:value-type="float" office:value="2.05">
            <text:p>2.05</text:p>
          </table:table-cell>
          <table:table-cell table:formula="of:=SQRT(([.H9]*0.03)^2/3+(0.05*[.G9])^2)" office:value-type="float" office:value="0.0613249541377733">
            <text:p>0.06</text:p>
          </table:table-cell>
          <table:table-cell office:value-type="float" office:value="4.1">
            <text:p>4.10</text:p>
          </table:table-cell>
          <table:table-cell office:value-type="float" office:value="0.5">
            <text:p>0.50</text:p>
          </table:table-cell>
          <table:table-cell table:formula="of:=[.J9]*[.K9]" office:value-type="float" office:value="2.05">
            <text:p>2.05</text:p>
          </table:table-cell>
          <table:table-cell table:formula="of:=SQRT(([.L9]*0.03)^2/3+(0.05*[.K9])^2)" office:value-type="float" office:value="0.0434252230852071">
            <text:p>0.04</text:p>
          </table:table-cell>
          <table:table-cell table:formula="of:=[.H9]/[.D9]" office:value-type="float" office:value="0.569444444444444">
            <text:p>0.57</text:p>
          </table:table-cell>
        </table:table-row>
        <table:table-row table:style-name="ro2">
          <table:table-cell office:value-type="float" office:value="149">
            <text:p>149.00</text:p>
          </table:table-cell>
          <table:table-cell office:value-type="float" office:value="5.4">
            <text:p>5.40</text:p>
          </table:table-cell>
          <table:table-cell office:value-type="float" office:value="1">
            <text:p>1.00</text:p>
          </table:table-cell>
          <table:table-cell table:formula="of:=[.B10]*[.C10]/2" office:value-type="float" office:value="2.7">
            <text:p>2.70</text:p>
          </table:table-cell>
          <table:table-cell table:formula="of:=SQRT(([.D10]*0.03)^2/3+(0.05*[.C10])^2)" office:value-type="float" office:value="0.068461668107051">
            <text:p>0.07</text:p>
          </table:table-cell>
          <table:table-cell office:value-type="float" office:value="3.5">
            <text:p>3.50</text:p>
          </table:table-cell>
          <table:table-cell office:value-type="float" office:value="10">
            <text:p>10.00</text:p>
          </table:table-cell>
          <table:table-cell table:formula="of:=[.F10]*[.G10]/2" office:value-type="float" office:value="17.5">
            <text:p>17.50</text:p>
          </table:table-cell>
          <table:table-cell table:formula="of:=SQRT(([.H10]*0.03)^2/3+(0.05*[.G10])^2)" office:value-type="float" office:value="0.584700778176325">
            <text:p>0.58</text:p>
          </table:table-cell>
          <table:table-cell office:value-type="float" office:value="3.2">
            <text:p>3.20</text:p>
          </table:table-cell>
          <table:table-cell office:value-type="float" office:value="0.5">
            <text:p>0.50</text:p>
          </table:table-cell>
          <table:table-cell table:formula="of:=[.J10]*[.K10]" office:value-type="float" office:value="1.6">
            <text:p>1.60</text:p>
          </table:table-cell>
          <table:table-cell table:formula="of:=SQRT(([.L10]*0.03)^2/3+(0.05*[.K10])^2)" office:value-type="float" office:value="0.037322915213043">
            <text:p>0.04</text:p>
          </table:table-cell>
          <table:table-cell table:formula="of:=[.H10]/[.D10]" office:value-type="float" office:value="6.48148148148148">
            <text:p>6.48</text:p>
          </table:table-cell>
        </table:table-row>
        <table:table-row table:style-name="ro2">
          <table:table-cell office:value-type="float" office:value="148">
            <text:p>148.00</text:p>
          </table:table-cell>
          <table:table-cell office:value-type="float" office:value="5.4">
            <text:p>5.40</text:p>
          </table:table-cell>
          <table:table-cell office:value-type="float" office:value="1">
            <text:p>1.00</text:p>
          </table:table-cell>
          <table:table-cell table:formula="of:=[.B11]*[.C11]/2" office:value-type="float" office:value="2.7">
            <text:p>2.70</text:p>
          </table:table-cell>
          <table:table-cell table:formula="of:=SQRT(([.D11]*0.03)^2/3+(0.05*[.C11])^2)" office:value-type="float" office:value="0.068461668107051">
            <text:p>0.07</text:p>
          </table:table-cell>
          <table:table-cell office:value-type="float" office:value="7.1">
            <text:p>7.10</text:p>
          </table:table-cell>
          <table:table-cell office:value-type="float" office:value="5">
            <text:p>5.00</text:p>
          </table:table-cell>
          <table:table-cell table:formula="of:=[.F11]*[.G11]/2" office:value-type="float" office:value="17.75">
            <text:p>17.75</text:p>
          </table:table-cell>
          <table:table-cell table:formula="of:=SQRT(([.H11]*0.03)^2/3+(0.05*[.G11])^2)" office:value-type="float" office:value="0.396255914782354">
            <text:p>0.40</text:p>
          </table:table-cell>
          <table:table-cell office:value-type="float" office:value="3">
            <text:p>3.00</text:p>
          </table:table-cell>
          <table:table-cell office:value-type="float" office:value="0.5">
            <text:p>0.50</text:p>
          </table:table-cell>
          <table:table-cell table:formula="of:=[.J11]*[.K11]" office:value-type="float" office:value="1.5">
            <text:p>1.50</text:p>
          </table:table-cell>
          <table:table-cell table:formula="of:=SQRT(([.L11]*0.03)^2/3+(0.05*[.K11])^2)" office:value-type="float" office:value="0.0360555127546399">
            <text:p>0.04</text:p>
          </table:table-cell>
          <table:table-cell table:formula="of:=[.H11]/[.D11]" office:value-type="float" office:value="6.57407407407407">
            <text:p>6.57</text:p>
          </table:table-cell>
        </table:table-row>
        <table:table-row table:style-name="ro2">
          <table:table-cell office:value-type="float" office:value="147">
            <text:p>147.00</text:p>
          </table:table-cell>
          <table:table-cell office:value-type="float" office:value="5.4">
            <text:p>5.40</text:p>
          </table:table-cell>
          <table:table-cell office:value-type="float" office:value="1">
            <text:p>1.00</text:p>
          </table:table-cell>
          <table:table-cell table:formula="of:=[.B12]*[.C12]/2" office:value-type="float" office:value="2.7">
            <text:p>2.70</text:p>
          </table:table-cell>
          <table:table-cell table:formula="of:=SQRT(([.D12]*0.03)^2/3+(0.05*[.C12])^2)" office:value-type="float" office:value="0.068461668107051">
            <text:p>0.07</text:p>
          </table:table-cell>
          <table:table-cell office:value-type="float" office:value="7.1">
            <text:p>7.10</text:p>
          </table:table-cell>
          <table:table-cell office:value-type="float" office:value="5">
            <text:p>5.00</text:p>
          </table:table-cell>
          <table:table-cell table:formula="of:=[.F12]*[.G12]/2" office:value-type="float" office:value="17.75">
            <text:p>17.75</text:p>
          </table:table-cell>
          <table:table-cell table:formula="of:=SQRT(([.H12]*0.03)^2/3+(0.05*[.G12])^2)" office:value-type="float" office:value="0.396255914782354">
            <text:p>0.40</text:p>
          </table:table-cell>
          <table:table-cell office:value-type="float" office:value="2.8">
            <text:p>2.80</text:p>
          </table:table-cell>
          <table:table-cell office:value-type="float" office:value="0.5">
            <text:p>0.50</text:p>
          </table:table-cell>
          <table:table-cell table:formula="of:=[.J12]*[.K12]" office:value-type="float" office:value="1.4">
            <text:p>1.40</text:p>
          </table:table-cell>
          <table:table-cell table:formula="of:=SQRT(([.L12]*0.03)^2/3+(0.05*[.K12])^2)" office:value-type="float" office:value="0.034828149534536">
            <text:p>0.03</text:p>
          </table:table-cell>
          <table:table-cell table:style-name="ce4" table:formula="of:=[.H12]/[.D12]" office:value-type="float" office:value="6.57407407407407">
            <text:p>6.57</text:p>
          </table:table-cell>
        </table:table-row>
        <table:table-row table:style-name="ro2">
          <table:table-cell office:value-type="float" office:value="145">
            <text:p>145.00</text:p>
          </table:table-cell>
          <table:table-cell office:value-type="float" office:value="5.6">
            <text:p>5.60</text:p>
          </table:table-cell>
          <table:table-cell office:value-type="float" office:value="1">
            <text:p>1.00</text:p>
          </table:table-cell>
          <table:table-cell table:formula="of:=[.B13]*[.C13]/2" office:value-type="float" office:value="2.8">
            <text:p>2.80</text:p>
          </table:table-cell>
          <table:table-cell table:formula="of:=SQRT(([.D13]*0.03)^2/3+(0.05*[.C13])^2)" office:value-type="float" office:value="0.069656299069072">
            <text:p>0.07</text:p>
          </table:table-cell>
          <table:table-cell office:value-type="float" office:value="7">
            <text:p>7.00</text:p>
          </table:table-cell>
          <table:table-cell office:value-type="float" office:value="5">
            <text:p>5.00</text:p>
          </table:table-cell>
          <table:table-cell table:formula="of:=[.F13]*[.G13]/2" office:value-type="float" office:value="17.5">
            <text:p>17.50</text:p>
          </table:table-cell>
          <table:table-cell table:formula="of:=SQRT(([.H13]*0.03)^2/3+(0.05*[.G13])^2)" office:value-type="float" office:value="0.392905841137543">
            <text:p>0.39</text:p>
          </table:table-cell>
          <table:table-cell office:value-type="float" office:value="2.5">
            <text:p>2.50</text:p>
          </table:table-cell>
          <table:table-cell office:value-type="float" office:value="0.5">
            <text:p>0.50</text:p>
          </table:table-cell>
          <table:table-cell table:formula="of:=[.J13]*[.K13]" office:value-type="float" office:value="1.25">
            <text:p>1.25</text:p>
          </table:table-cell>
          <table:table-cell table:formula="of:=SQRT(([.L13]*0.03)^2/3+(0.05*[.K13])^2)" office:value-type="float" office:value="0.0330718913883074">
            <text:p>0.03</text:p>
          </table:table-cell>
          <table:table-cell table:formula="of:=[.H13]/[.D13]" office:value-type="float" office:value="6.25">
            <text:p>6.25</text:p>
          </table:table-cell>
        </table:table-row>
        <table:table-row table:style-name="ro2">
          <table:table-cell office:value-type="float" office:value="140">
            <text:p>140.00</text:p>
          </table:table-cell>
          <table:table-cell office:value-type="float" office:value="6">
            <text:p>6.00</text:p>
          </table:table-cell>
          <table:table-cell office:value-type="float" office:value="1">
            <text:p>1.00</text:p>
          </table:table-cell>
          <table:table-cell table:formula="of:=[.B14]*[.C14]/2" office:value-type="float" office:value="3">
            <text:p>3.00</text:p>
          </table:table-cell>
          <table:table-cell table:formula="of:=SQRT(([.D14]*0.03)^2/3+(0.05*[.C14])^2)" office:value-type="float" office:value="0.0721110255092798">
            <text:p>0.07</text:p>
          </table:table-cell>
          <table:table-cell office:value-type="float" office:value="6.4">
            <text:p>6.40</text:p>
          </table:table-cell>
          <table:table-cell office:value-type="float" office:value="5">
            <text:p>5.00</text:p>
          </table:table-cell>
          <table:table-cell table:formula="of:=[.F14]*[.G14]/2" office:value-type="float" office:value="16">
            <text:p>16.00</text:p>
          </table:table-cell>
          <table:table-cell table:formula="of:=SQRT(([.H14]*0.03)^2/3+(0.05*[.G14])^2)" office:value-type="float" office:value="0.37322915213043">
            <text:p>0.37</text:p>
          </table:table-cell>
          <table:table-cell office:value-type="float" office:value="4.8">
            <text:p>4.80</text:p>
          </table:table-cell>
          <table:table-cell office:value-type="float" office:value="0.2">
            <text:p>0.20</text:p>
          </table:table-cell>
          <table:table-cell table:formula="of:=[.J14]*[.K14]" office:value-type="float" office:value="0.96">
            <text:p>0.96</text:p>
          </table:table-cell>
          <table:table-cell table:formula="of:=SQRT(([.L14]*0.03)^2/3+(0.05*[.K14])^2)" office:value-type="float" office:value="0.0194030925370158">
            <text:p>0.02</text:p>
          </table:table-cell>
          <table:table-cell table:formula="of:=[.H14]/[.D14]" office:value-type="float" office:value="5.33333333333333">
            <text:p>5.33</text:p>
          </table:table-cell>
        </table:table-row>
        <table:table-row table:style-name="ro2">
          <table:table-cell office:value-type="float" office:value="130">
            <text:p>130.00</text:p>
          </table:table-cell>
          <table:table-cell office:value-type="float" office:value="6.7">
            <text:p>6.70</text:p>
          </table:table-cell>
          <table:table-cell office:value-type="float" office:value="1">
            <text:p>1.00</text:p>
          </table:table-cell>
          <table:table-cell table:formula="of:=[.B15]*[.C15]/2" office:value-type="float" office:value="3.35">
            <text:p>3.35</text:p>
          </table:table-cell>
          <table:table-cell table:formula="of:=SQRT(([.D15]*0.03)^2/3+(0.05*[.C15])^2)" office:value-type="float" office:value="0.0765947126112501">
            <text:p>0.08</text:p>
          </table:table-cell>
          <table:table-cell office:value-type="float" office:value="4.8">
            <text:p>4.80</text:p>
          </table:table-cell>
          <table:table-cell office:value-type="float" office:value="5">
            <text:p>5.00</text:p>
          </table:table-cell>
          <table:table-cell table:formula="of:=[.F15]*[.G15]/2" office:value-type="float" office:value="12">
            <text:p>12.00</text:p>
          </table:table-cell>
          <table:table-cell table:formula="of:=SQRT(([.H15]*0.03)^2/3+(0.05*[.G15])^2)" office:value-type="float" office:value="0.325115364140177">
            <text:p>0.33</text:p>
          </table:table-cell>
          <table:table-cell office:value-type="float" office:value="5.6">
            <text:p>5.60</text:p>
          </table:table-cell>
          <table:table-cell office:value-type="float" office:value="0.1">
            <text:p>0.10</text:p>
          </table:table-cell>
          <table:table-cell table:formula="of:=[.J15]*[.K15]" office:value-type="float" office:value="0.56">
            <text:p>0.56</text:p>
          </table:table-cell>
          <table:table-cell table:formula="of:=SQRT(([.L15]*0.03)^2/3+(0.05*[.K15])^2)" office:value-type="float" office:value="0.010912378292563">
            <text:p>0.01</text:p>
          </table:table-cell>
          <table:table-cell table:formula="of:=[.H15]/[.D15]" office:value-type="float" office:value="3.58208955223881">
            <text:p>3.58</text:p>
          </table:table-cell>
        </table:table-row>
        <table:table-row table:style-name="ro2">
          <table:table-cell office:value-type="float" office:value="100">
            <text:p>10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6]*[.C16]/2" office:value-type="float" office:value="3.6">
            <text:p>3.60</text:p>
          </table:table-cell>
          <table:table-cell table:formula="of:=SQRT(([.D16]*0.03)^2/3+(0.05*[.C16])^2)" office:value-type="float" office:value="0.11784735890125">
            <text:p>0.12</text:p>
          </table:table-cell>
          <table:table-cell office:value-type="float" office:value="6.4">
            <text:p>6.40</text:p>
          </table:table-cell>
          <table:table-cell office:value-type="float" office:value="2">
            <text:p>2.00</text:p>
          </table:table-cell>
          <table:table-cell table:formula="of:=[.F16]*[.G16]/2" office:value-type="float" office:value="6.4">
            <text:p>6.40</text:p>
          </table:table-cell>
          <table:table-cell table:formula="of:=SQRT(([.H16]*0.03)^2/3+(0.05*[.G16])^2)" office:value-type="float" office:value="0.149291660852172">
            <text:p>0.15</text:p>
          </table:table-cell>
          <table:table-cell office:value-type="float" office:value="2.4">
            <text:p>2.40</text:p>
          </table:table-cell>
          <table:table-cell office:value-type="float" office:value="0.1">
            <text:p>0.10</text:p>
          </table:table-cell>
          <table:table-cell table:formula="of:=[.J16]*[.K16]" office:value-type="float" office:value="0.24">
            <text:p>0.24</text:p>
          </table:table-cell>
          <table:table-cell table:formula="of:=SQRT(([.L16]*0.03)^2/3+(0.05*[.K16])^2)" office:value-type="float" office:value="0.00650230728280354">
            <text:p>0.01</text:p>
          </table:table-cell>
          <table:table-cell table:formula="of:=[.H16]/[.D16]" office:value-type="float" office:value="1.77777777777778">
            <text:p>1.78</text:p>
          </table:table-cell>
        </table:table-row>
        <table:table-row table:style-name="ro2">
          <table:table-cell office:value-type="float" office:value="50">
            <text:p>5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7]*[.C17]/2" office:value-type="float" office:value="3.6">
            <text:p>3.60</text:p>
          </table:table-cell>
          <table:table-cell table:formula="of:=SQRT(([.D17]*0.03)^2/3+(0.05*[.C17])^2)" office:value-type="float" office:value="0.11784735890125">
            <text:p>0.12</text:p>
          </table:table-cell>
          <table:table-cell office:value-type="float" office:value="4.1">
            <text:p>4.10</text:p>
          </table:table-cell>
          <table:table-cell office:value-type="float" office:value="2">
            <text:p>2.00</text:p>
          </table:table-cell>
          <table:table-cell table:formula="of:=[.F17]*[.G17]/2" office:value-type="float" office:value="4.1">
            <text:p>4.10</text:p>
          </table:table-cell>
          <table:table-cell table:formula="of:=SQRT(([.H17]*0.03)^2/3+(0.05*[.G17])^2)" office:value-type="float" office:value="0.122649908275547">
            <text:p>0.12</text:p>
          </table:table-cell>
          <table:table-cell office:value-type="float" office:value="1.5">
            <text:p>1.50</text:p>
          </table:table-cell>
          <table:table-cell office:value-type="float" office:value="0.1">
            <text:p>0.10</text:p>
          </table:table-cell>
          <table:table-cell table:formula="of:=[.J17]*[.K17]" office:value-type="float" office:value="0.15">
            <text:p>0.15</text:p>
          </table:table-cell>
          <table:table-cell table:formula="of:=SQRT(([.L17]*0.03)^2/3+(0.05*[.K17])^2)" office:value-type="float" office:value="0.00563471383479232">
            <text:p>0.01</text:p>
          </table:table-cell>
          <table:table-cell table:formula="of:=[.H17]/[.D17]" office:value-type="float" office:value="1.13888888888889">
            <text:p>1.14</text:p>
          </table:table-cell>
        </table:table-row>
        <table:table-row table:style-name="ro2">
          <table:table-cell office:value-type="float" office:value="10">
            <text:p>10.00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B18]*[.C18]/2" office:value-type="float" office:value="3.7">
            <text:p>3.70</text:p>
          </table:table-cell>
          <table:table-cell table:formula="of:=SQRT(([.D18]*0.03)^2/3+(0.05*[.C18])^2)" office:value-type="float" office:value="0.11877289253024">
            <text:p>0.12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F18]*[.G18]/2" office:value-type="float" office:value="3.7">
            <text:p>3.70</text:p>
          </table:table-cell>
          <table:table-cell table:formula="of:=SQRT(([.H18]*0.03)^2/3+(0.05*[.G18])^2)" office:value-type="float" office:value="0.11877289253024">
            <text:p>0.12</text:p>
          </table:table-cell>
          <table:table-cell office:value-type="float" office:value="0">
            <text:p>0.00</text:p>
          </table:table-cell>
          <table:table-cell office:value-type="float" office:value="0.1">
            <text:p>0.10</text:p>
          </table:table-cell>
          <table:table-cell table:formula="of:=[.J18]*[.K18]" office:value-type="float" office:value="0">
            <text:p>0.00</text:p>
          </table:table-cell>
          <table:table-cell table:formula="of:=SQRT(([.L18]*0.03)^2/3+(0.05*[.K18])^2)" office:value-type="float" office:value="0.005">
            <text:p>0.01</text:p>
          </table:table-cell>
          <table:table-cell table:formula="of:=[.H18]/[.D18]" office:value-type="float" office:value="1">
            <text:p>1.00</text:p>
          </table:table-cell>
        </table:table-row>
        <table:table-row table:style-name="ro2">
          <table:table-cell office:value-type="float" office:value="300">
            <text:p>30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9]*[.C19]/2" office:value-type="float" office:value="3.6">
            <text:p>3.60</text:p>
          </table:table-cell>
          <table:table-cell table:formula="of:=SQRT(([.D19]*0.03)^2/3+(0.05*[.C19])^2)" office:value-type="float" office:value="0.11784735890125">
            <text:p>0.12</text:p>
          </table:table-cell>
          <table:table-cell office:value-type="float" office:value="4.9">
            <text:p>4.90</text:p>
          </table:table-cell>
          <table:table-cell office:value-type="float" office:value="0.5">
            <text:p>0.50</text:p>
          </table:table-cell>
          <table:table-cell table:formula="of:=[.F19]*[.G19]/2" office:value-type="float" office:value="1.225">
            <text:p>1.23</text:p>
          </table:table-cell>
          <table:table-cell table:formula="of:=SQRT(([.H19]*0.03)^2/3+(0.05*[.G19])^2)" office:value-type="float" office:value="0.0327900518450337">
            <text:p>0.03</text:p>
          </table:table-cell>
          <table:table-cell office:value-type="float" office:value="8.5">
            <text:p>8.50</text:p>
          </table:table-cell>
          <table:table-cell office:value-type="float" office:value="0.2">
            <text:p>0.20</text:p>
          </table:table-cell>
          <table:table-cell table:formula="of:=[.J19]*[.K19]" office:value-type="float" office:value="1.7">
            <text:p>1.70</text:p>
          </table:table-cell>
          <table:table-cell table:formula="of:=SQRT(([.L19]*0.03)^2/3+(0.05*[.K19])^2)" office:value-type="float" office:value="0.0310966236109324">
            <text:p>0.03</text:p>
          </table:table-cell>
          <table:table-cell table:formula="of:=[.H19]/[.D19]" office:value-type="float" office:value="0.340277777777778">
            <text:p>0.34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3" table:style-name="ta1">
        <table:table-column table:style-name="co1" table:number-columns-repeated="17" table:default-cell-style-name="ce1"/>
        <table:table-row table:style-name="ro1">
          <table:table-cell office:value-type="string">
            <text:p>f in Hz*10**3</text:p>
          </table:table-cell>
          <table:table-cell office:value-type="string">
            <text:p>*2 * Ua0 in div</text:p>
          </table:table-cell>
          <table:table-cell office:value-type="string">
            <text:p>*divstk. In V</text:p>
          </table:table-cell>
          <table:table-cell office:value-type="string">
            <text:p>Ua0 in V</text:p>
          </table:table-cell>
          <table:table-cell office:value-type="string">
            <text:p>Sua0 in V</text:p>
          </table:table-cell>
          <table:table-cell office:value-type="string">
            <text:p>*2 * Uc0 in div</text:p>
          </table:table-cell>
          <table:table-cell office:value-type="string">
            <text:p>*disvstk. In V</text:p>
          </table:table-cell>
          <table:table-cell office:value-type="string">
            <text:p>Uc0 in V</text:p>
          </table:table-cell>
          <table:table-cell office:value-type="string">
            <text:p>SUc0 in V</text:p>
          </table:table-cell>
          <table:table-cell office:value-type="string">
            <text:p>*dt in div</text:p>
          </table:table-cell>
          <table:table-cell office:value-type="string">
            <text:p>*divsk. In us</text:p>
          </table:table-cell>
          <table:table-cell office:value-type="string">
            <text:p>dt in us</text:p>
          </table:table-cell>
          <table:table-cell office:value-type="string">
            <text:p>Sdt in us</text:p>
          </table:table-cell>
          <table:table-cell office:value-type="string">
            <text:p>*v</text:p>
          </table:table-cell>
          <table:table-cell table:number-columns-repeated="3"/>
        </table:table-row>
        <table:table-row table:style-name="ro2">
          <table:table-cell office:value-type="float" office:value="150">
            <text:p>150.00</text:p>
          </table:table-cell>
          <table:table-cell office:value-type="float" office:value="6.2">
            <text:p>6.20</text:p>
          </table:table-cell>
          <table:table-cell office:value-type="float" office:value="1">
            <text:p>1.00</text:p>
          </table:table-cell>
          <table:table-cell table:formula="of:=[.B2]*[.C2]/2" office:value-type="float" office:value="3.1">
            <text:p>3.10</text:p>
          </table:table-cell>
          <table:table-cell table:formula="of:=SQRT(([.D2]*0.03)^2/3+(0.05*[.C2])^2)" office:value-type="float" office:value="0.0733689307541005">
            <text:p>0.07</text:p>
          </table:table-cell>
          <table:table-cell office:value-type="float" office:value="4.1">
            <text:p>4.10</text:p>
          </table:table-cell>
          <table:table-cell office:value-type="float" office:value="5">
            <text:p>5.00</text:p>
          </table:table-cell>
          <table:table-cell table:formula="of:=[.F2]*[.G2]/2" office:value-type="float" office:value="10.25">
            <text:p>10.25</text:p>
          </table:table-cell>
          <table:table-cell table:formula="of:=SQRT(([.H2]*0.03)^2/3+(0.05*[.G2])^2)" office:value-type="float" office:value="0.306624770688867">
            <text:p>0.31</text:p>
          </table:table-cell>
          <table:table-cell office:value-type="float" office:value="3.3">
            <text:p>3.30</text:p>
          </table:table-cell>
          <table:table-cell office:value-type="float" office:value="0.5">
            <text:p>0.50</text:p>
          </table:table-cell>
          <table:table-cell table:formula="of:=[.J2]*[.K2]" office:value-type="float" office:value="1.65">
            <text:p>1.65</text:p>
          </table:table-cell>
          <table:table-cell table:formula="of:=SQRT(([.L2]*0.03)^2/3+(0.05*[.K2])^2)" office:value-type="float" office:value="0.0379703831953274">
            <text:p>0.04</text:p>
          </table:table-cell>
          <table:table-cell table:formula="of:=[.H2]/[.D2]" office:value-type="float" office:value="3.30645161290323">
            <text:p>3.31</text:p>
          </table:table-cell>
          <table:table-cell table:number-columns-repeated="3"/>
        </table:table-row>
        <table:table-row table:style-name="ro2">
          <table:table-cell office:value-type="float" office:value="152">
            <text:p>152.00</text:p>
          </table:table-cell>
          <table:table-cell office:value-type="float" office:value="6.2">
            <text:p>6.20</text:p>
          </table:table-cell>
          <table:table-cell office:value-type="float" office:value="1">
            <text:p>1.00</text:p>
          </table:table-cell>
          <table:table-cell table:formula="of:=[.B3]*[.C3]/2" office:value-type="float" office:value="3.1">
            <text:p>3.10</text:p>
          </table:table-cell>
          <table:table-cell table:formula="of:=SQRT(([.D3]*0.03)^2/3+(0.05*[.C3])^2)" office:value-type="float" office:value="0.0733689307541005">
            <text:p>0.07</text:p>
          </table:table-cell>
          <table:table-cell office:value-type="float" office:value="4.1">
            <text:p>4.10</text:p>
          </table:table-cell>
          <table:table-cell office:value-type="float" office:value="5">
            <text:p>5.00</text:p>
          </table:table-cell>
          <table:table-cell table:formula="of:=[.F3]*[.G3]/2" office:value-type="float" office:value="10.25">
            <text:p>10.25</text:p>
          </table:table-cell>
          <table:table-cell table:formula="of:=SQRT(([.H3]*0.03)^2/3+(0.05*[.G3])^2)" office:value-type="float" office:value="0.306624770688867">
            <text:p>0.31</text:p>
          </table:table-cell>
          <table:table-cell office:value-type="float" office:value="3.4">
            <text:p>3.40</text:p>
          </table:table-cell>
          <table:table-cell office:value-type="float" office:value="0.5">
            <text:p>0.50</text:p>
          </table:table-cell>
          <table:table-cell table:formula="of:=[.J3]*[.K3]" office:value-type="float" office:value="1.7">
            <text:p>1.70</text:p>
          </table:table-cell>
          <table:table-cell table:formula="of:=SQRT(([.L3]*0.03)^2/3+(0.05*[.K3])^2)" office:value-type="float" office:value="0.0386264158316559">
            <text:p>0.04</text:p>
          </table:table-cell>
          <table:table-cell table:formula="of:=[.H3]/[.D3]" office:value-type="float" office:value="3.30645161290323">
            <text:p>3.31</text:p>
          </table:table-cell>
          <table:table-cell table:number-columns-repeated="3"/>
        </table:table-row>
        <table:table-row table:style-name="ro2">
          <table:table-cell office:value-type="float" office:value="154">
            <text:p>154.00</text:p>
          </table:table-cell>
          <table:table-cell office:value-type="float" office:value="6.2">
            <text:p>6.20</text:p>
          </table:table-cell>
          <table:table-cell office:value-type="float" office:value="1">
            <text:p>1.00</text:p>
          </table:table-cell>
          <table:table-cell table:formula="of:=[.B4]*[.C4]/2" office:value-type="float" office:value="3.1">
            <text:p>3.10</text:p>
          </table:table-cell>
          <table:table-cell table:formula="of:=SQRT(([.D4]*0.03)^2/3+(0.05*[.C4])^2)" office:value-type="float" office:value="0.0733689307541005">
            <text:p>0.07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table:formula="of:=[.F4]*[.G4]/2" office:value-type="float" office:value="10">
            <text:p>10.00</text:p>
          </table:table-cell>
          <table:table-cell table:formula="of:=SQRT(([.H4]*0.03)^2/3+(0.05*[.G4])^2)" office:value-type="float" office:value="0.304138126514911">
            <text:p>0.30</text:p>
          </table:table-cell>
          <table:table-cell office:value-type="float" office:value="3.5">
            <text:p>3.50</text:p>
          </table:table-cell>
          <table:table-cell office:value-type="float" office:value="0.5">
            <text:p>0.50</text:p>
          </table:table-cell>
          <table:table-cell table:formula="of:=[.J4]*[.K4]" office:value-type="float" office:value="1.75">
            <text:p>1.75</text:p>
          </table:table-cell>
          <table:table-cell table:formula="of:=SQRT(([.L4]*0.03)^2/3+(0.05*[.K4])^2)" office:value-type="float" office:value="0.0392905841137543">
            <text:p>0.04</text:p>
          </table:table-cell>
          <table:table-cell table:formula="of:=[.H4]/[.D4]" office:value-type="float" office:value="3.2258064516129">
            <text:p>3.23</text:p>
          </table:table-cell>
          <table:table-cell table:number-columns-repeated="3"/>
        </table:table-row>
        <table:table-row table:style-name="ro2">
          <table:table-cell office:value-type="float" office:value="158">
            <text:p>158.00</text:p>
          </table:table-cell>
          <table:table-cell office:value-type="float" office:value="6.3">
            <text:p>6.30</text:p>
          </table:table-cell>
          <table:table-cell office:value-type="float" office:value="1">
            <text:p>1.00</text:p>
          </table:table-cell>
          <table:table-cell table:formula="of:=[.B5]*[.C5]/2" office:value-type="float" office:value="3.15">
            <text:p>3.15</text:p>
          </table:table-cell>
          <table:table-cell table:formula="of:=SQRT(([.D5]*0.03)^2/3+(0.05*[.C5])^2)" office:value-type="float" office:value="0.0740050673940643">
            <text:p>0.07</text:p>
          </table:table-cell>
          <table:table-cell office:value-type="float" office:value="3.8">
            <text:p>3.80</text:p>
          </table:table-cell>
          <table:table-cell office:value-type="float" office:value="5">
            <text:p>5.00</text:p>
          </table:table-cell>
          <table:table-cell table:formula="of:=[.F5]*[.G5]/2" office:value-type="float" office:value="9.5">
            <text:p>9.50</text:p>
          </table:table-cell>
          <table:table-cell table:formula="of:=SQRT(([.H5]*0.03)^2/3+(0.05*[.G5])^2)" office:value-type="float" office:value="0.299290828459544">
            <text:p>0.30</text:p>
          </table:table-cell>
          <table:table-cell office:value-type="float" office:value="3.8">
            <text:p>3.80</text:p>
          </table:table-cell>
          <table:table-cell office:value-type="float" office:value="0.5">
            <text:p>0.50</text:p>
          </table:table-cell>
          <table:table-cell table:formula="of:=[.J5]*[.K5]" office:value-type="float" office:value="1.9">
            <text:p>1.90</text:p>
          </table:table-cell>
          <table:table-cell table:formula="of:=SQRT(([.L5]*0.03)^2/3+(0.05*[.K5])^2)" office:value-type="float" office:value="0.0413279566395436">
            <text:p>0.04</text:p>
          </table:table-cell>
          <table:table-cell table:formula="of:=[.H5]/[.D5]" office:value-type="float" office:value="3.01587301587302">
            <text:p>3.02</text:p>
          </table:table-cell>
          <table:table-cell table:number-columns-repeated="3"/>
        </table:table-row>
        <table:table-row table:style-name="ro2">
          <table:table-cell office:value-type="float" office:value="165">
            <text:p>165.00</text:p>
          </table:table-cell>
          <table:table-cell office:value-type="float" office:value="6.5">
            <text:p>6.50</text:p>
          </table:table-cell>
          <table:table-cell office:value-type="float" office:value="1">
            <text:p>1.00</text:p>
          </table:table-cell>
          <table:table-cell table:formula="of:=[.B6]*[.C6]/2" office:value-type="float" office:value="3.25">
            <text:p>3.25</text:p>
          </table:table-cell>
          <table:table-cell table:formula="of:=SQRT(([.D6]*0.03)^2/3+(0.05*[.C6])^2)" office:value-type="float" office:value="0.075291101731878">
            <text:p>0.08</text:p>
          </table:table-cell>
          <table:table-cell office:value-type="float" office:value="3.4">
            <text:p>3.40</text:p>
          </table:table-cell>
          <table:table-cell office:value-type="float" office:value="5">
            <text:p>5.00</text:p>
          </table:table-cell>
          <table:table-cell table:formula="of:=[.F6]*[.G6]/2" office:value-type="float" office:value="8.5">
            <text:p>8.50</text:p>
          </table:table-cell>
          <table:table-cell table:formula="of:=SQRT(([.H6]*0.03)^2/3+(0.05*[.G6])^2)" office:value-type="float" office:value="0.29012928152808">
            <text:p>0.29</text:p>
          </table:table-cell>
          <table:table-cell office:value-type="float" office:value="4">
            <text:p>4.00</text:p>
          </table:table-cell>
          <table:table-cell office:value-type="float" office:value="0.5">
            <text:p>0.50</text:p>
          </table:table-cell>
          <table:table-cell table:formula="of:=[.J6]*[.K6]" office:value-type="float" office:value="2">
            <text:p>2.00</text:p>
          </table:table-cell>
          <table:table-cell table:formula="of:=SQRT(([.L6]*0.03)^2/3+(0.05*[.K6])^2)" office:value-type="float" office:value="0.0427200187265877">
            <text:p>0.04</text:p>
          </table:table-cell>
          <table:table-cell table:formula="of:=[.H6]/[.D6]" office:value-type="float" office:value="2.61538461538462">
            <text:p>2.62</text:p>
          </table:table-cell>
          <table:table-cell table:number-columns-repeated="3"/>
        </table:table-row>
        <table:table-row table:style-name="ro2">
          <table:table-cell office:value-type="float" office:value="175">
            <text:p>175.00</text:p>
          </table:table-cell>
          <table:table-cell office:value-type="float" office:value="6.7">
            <text:p>6.70</text:p>
          </table:table-cell>
          <table:table-cell office:value-type="float" office:value="1">
            <text:p>1.00</text:p>
          </table:table-cell>
          <table:table-cell table:formula="of:=[.B7]*[.C7]/2" office:value-type="float" office:value="3.35">
            <text:p>3.35</text:p>
          </table:table-cell>
          <table:table-cell table:formula="of:=SQRT(([.D7]*0.03)^2/3+(0.05*[.C7])^2)" office:value-type="float" office:value="0.0765947126112501">
            <text:p>0.08</text:p>
          </table:table-cell>
          <table:table-cell office:value-type="float" office:value="6.9">
            <text:p>6.90</text:p>
          </table:table-cell>
          <table:table-cell office:value-type="float" office:value="2">
            <text:p>2.00</text:p>
          </table:table-cell>
          <table:table-cell table:formula="of:=[.F7]*[.G7]/2" office:value-type="float" office:value="6.9">
            <text:p>6.90</text:p>
          </table:table-cell>
          <table:table-cell table:formula="of:=SQRT(([.H7]*0.03)^2/3+(0.05*[.G7])^2)" office:value-type="float" office:value="0.155830035615731">
            <text:p>0.16</text:p>
          </table:table-cell>
          <table:table-cell office:value-type="float" office:value="4.2">
            <text:p>4.20</text:p>
          </table:table-cell>
          <table:table-cell office:value-type="float" office:value="0.5">
            <text:p>0.50</text:p>
          </table:table-cell>
          <table:table-cell table:formula="of:=[.J7]*[.K7]" office:value-type="float" office:value="2.1">
            <text:p>2.10</text:p>
          </table:table-cell>
          <table:table-cell table:formula="of:=SQRT(([.L7]*0.03)^2/3+(0.05*[.K7])^2)" office:value-type="float" office:value="0.0441361529814278">
            <text:p>0.04</text:p>
          </table:table-cell>
          <table:table-cell table:style-name="ce3" table:formula="of:=[.H7]/[.D7]" office:value-type="float" office:value="2.05970149253731">
            <text:p>2.06</text:p>
          </table:table-cell>
          <table:table-cell table:number-columns-repeated="3"/>
        </table:table-row>
        <table:table-row table:style-name="ro2">
          <table:table-cell office:value-type="float" office:value="200">
            <text:p>200.00</text:p>
          </table:table-cell>
          <table:table-cell office:value-type="float" office:value="3.5">
            <text:p>3.50</text:p>
          </table:table-cell>
          <table:table-cell office:value-type="float" office:value="2">
            <text:p>2.00</text:p>
          </table:table-cell>
          <table:table-cell table:formula="of:=[.B8]*[.C8]/2" office:value-type="float" office:value="3.5">
            <text:p>3.50</text:p>
          </table:table-cell>
          <table:table-cell table:formula="of:=SQRT(([.D8]*0.03)^2/3+(0.05*[.C8])^2)" office:value-type="float" office:value="0.116940155635265">
            <text:p>0.12</text:p>
          </table:table-cell>
          <table:table-cell office:value-type="float" office:value="4.2">
            <text:p>4.20</text:p>
          </table:table-cell>
          <table:table-cell office:value-type="float" office:value="2">
            <text:p>2.00</text:p>
          </table:table-cell>
          <table:table-cell table:formula="of:=[.F8]*[.G8]/2" office:value-type="float" office:value="4.2">
            <text:p>4.20</text:p>
          </table:table-cell>
          <table:table-cell table:formula="of:=SQRT(([.H8]*0.03)^2/3+(0.05*[.G8])^2)" office:value-type="float" office:value="0.123660826456886">
            <text:p>0.12</text:p>
          </table:table-cell>
          <table:table-cell office:value-type="float" office:value="4.2">
            <text:p>4.20</text:p>
          </table:table-cell>
          <table:table-cell office:value-type="float" office:value="0.5">
            <text:p>0.50</text:p>
          </table:table-cell>
          <table:table-cell table:formula="of:=[.J8]*[.K8]" office:value-type="float" office:value="2.1">
            <text:p>2.10</text:p>
          </table:table-cell>
          <table:table-cell table:formula="of:=SQRT(([.L8]*0.03)^2/3+(0.05*[.K8])^2)" office:value-type="float" office:value="0.0441361529814278">
            <text:p>0.04</text:p>
          </table:table-cell>
          <table:table-cell table:formula="of:=[.H8]/[.D8]" office:value-type="float" office:value="1.2">
            <text:p>1.20</text:p>
          </table:table-cell>
          <table:table-cell table:number-columns-repeated="3"/>
        </table:table-row>
        <table:table-row table:style-name="ro2">
          <table:table-cell office:value-type="float" office:value="300">
            <text:p>30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9]*[.C9]/2" office:value-type="float" office:value="3.6">
            <text:p>3.60</text:p>
          </table:table-cell>
          <table:table-cell table:formula="of:=SQRT(([.D9]*0.03)^2/3+(0.05*[.C9])^2)" office:value-type="float" office:value="0.11784735890125">
            <text:p>0.12</text:p>
          </table:table-cell>
          <table:table-cell office:value-type="float" office:value="4.9">
            <text:p>4.90</text:p>
          </table:table-cell>
          <table:table-cell office:value-type="float" office:value="0.5">
            <text:p>0.50</text:p>
          </table:table-cell>
          <table:table-cell table:formula="of:=[.F9]*[.G9]/2" office:value-type="float" office:value="1.225">
            <text:p>1.23</text:p>
          </table:table-cell>
          <table:table-cell table:formula="of:=SQRT(([.H9]*0.03)^2/3+(0.05*[.G9])^2)" office:value-type="float" office:value="0.0327900518450337">
            <text:p>0.03</text:p>
          </table:table-cell>
          <table:table-cell office:value-type="float" office:value="7.9">
            <text:p>7.90</text:p>
          </table:table-cell>
          <table:table-cell office:value-type="float" office:value="0.2">
            <text:p>0.20</text:p>
          </table:table-cell>
          <table:table-cell table:formula="of:=[.J9]*[.K9]" office:value-type="float" office:value="1.58">
            <text:p>1.58</text:p>
          </table:table-cell>
          <table:table-cell table:formula="of:=SQRT(([.L9]*0.03)^2/3+(0.05*[.K9])^2)" office:value-type="float" office:value="0.0291362317398802">
            <text:p>0.03</text:p>
          </table:table-cell>
          <table:table-cell table:formula="of:=[.H9]/[.D9]" office:value-type="float" office:value="0.340277777777778">
            <text:p>0.34</text:p>
          </table:table-cell>
          <table:table-cell table:number-columns-repeated="3"/>
        </table:table-row>
        <table:table-row table:style-name="ro2">
          <table:table-cell office:value-type="float" office:value="148">
            <text:p>148.00</text:p>
          </table:table-cell>
          <table:table-cell office:value-type="float" office:value="6.3">
            <text:p>6.30</text:p>
          </table:table-cell>
          <table:table-cell office:value-type="float" office:value="1">
            <text:p>1.00</text:p>
          </table:table-cell>
          <table:table-cell table:formula="of:=[.B10]*[.C10]/2" office:value-type="float" office:value="3.15">
            <text:p>3.15</text:p>
          </table:table-cell>
          <table:table-cell table:formula="of:=SQRT(([.D10]*0.03)^2/3+(0.05*[.C10])^2)" office:value-type="float" office:value="0.0740050673940643">
            <text:p>0.07</text:p>
          </table:table-cell>
          <table:table-cell office:value-type="float" office:value="4.2">
            <text:p>4.20</text:p>
          </table:table-cell>
          <table:table-cell office:value-type="float" office:value="5">
            <text:p>5.00</text:p>
          </table:table-cell>
          <table:table-cell table:formula="of:=[.F10]*[.G10]/2" office:value-type="float" office:value="10.5">
            <text:p>10.50</text:p>
          </table:table-cell>
          <table:table-cell table:formula="of:=SQRT(([.H10]*0.03)^2/3+(0.05*[.G10])^2)" office:value-type="float" office:value="0.309152066142214">
            <text:p>0.31</text:p>
          </table:table-cell>
          <table:table-cell office:value-type="float" office:value="7.8">
            <text:p>7.80</text:p>
          </table:table-cell>
          <table:table-cell office:value-type="float" office:value="0.2">
            <text:p>0.20</text:p>
          </table:table-cell>
          <table:table-cell table:formula="of:=[.J10]*[.K10]" office:value-type="float" office:value="1.56">
            <text:p>1.56</text:p>
          </table:table-cell>
          <table:table-cell table:formula="of:=SQRT(([.L10]*0.03)^2/3+(0.05*[.K10])^2)" office:value-type="float" office:value="0.0288111089685906">
            <text:p>0.03</text:p>
          </table:table-cell>
          <table:table-cell table:formula="of:=[.H10]/[.D10]" office:value-type="float" office:value="3.33333333333333">
            <text:p>3.33</text:p>
          </table:table-cell>
          <table:table-cell table:number-columns-repeated="3"/>
        </table:table-row>
        <table:table-row table:style-name="ro2">
          <table:table-cell office:value-type="float" office:value="149">
            <text:p>149.00</text:p>
          </table:table-cell>
          <table:table-cell office:value-type="float" office:value="6.2">
            <text:p>6.20</text:p>
          </table:table-cell>
          <table:table-cell office:value-type="float" office:value="1">
            <text:p>1.00</text:p>
          </table:table-cell>
          <table:table-cell table:formula="of:=[.B11]*[.C11]/2" office:value-type="float" office:value="3.1">
            <text:p>3.10</text:p>
          </table:table-cell>
          <table:table-cell table:formula="of:=SQRT(([.D11]*0.03)^2/3+(0.05*[.C11])^2)" office:value-type="float" office:value="0.0733689307541005">
            <text:p>0.07</text:p>
          </table:table-cell>
          <table:table-cell office:value-type="float" office:value="4.1">
            <text:p>4.10</text:p>
          </table:table-cell>
          <table:table-cell office:value-type="float" office:value="5">
            <text:p>5.00</text:p>
          </table:table-cell>
          <table:table-cell table:formula="of:=[.F11]*[.G11]/2" office:value-type="float" office:value="10.25">
            <text:p>10.25</text:p>
          </table:table-cell>
          <table:table-cell table:formula="of:=SQRT(([.H11]*0.03)^2/3+(0.05*[.G11])^2)" office:value-type="float" office:value="0.306624770688867">
            <text:p>0.31</text:p>
          </table:table-cell>
          <table:table-cell office:value-type="float" office:value="8">
            <text:p>8.00</text:p>
          </table:table-cell>
          <table:table-cell office:value-type="float" office:value="0.2">
            <text:p>0.20</text:p>
          </table:table-cell>
          <table:table-cell table:formula="of:=[.J11]*[.K11]" office:value-type="float" office:value="1.6">
            <text:p>1.60</text:p>
          </table:table-cell>
          <table:table-cell table:formula="of:=SQRT(([.L11]*0.03)^2/3+(0.05*[.K11])^2)" office:value-type="float" office:value="0.0294618397253125">
            <text:p>0.03</text:p>
          </table:table-cell>
          <table:table-cell table:formula="of:=[.H11]/[.D11]" office:value-type="float" office:value="3.30645161290323">
            <text:p>3.31</text:p>
          </table:table-cell>
          <table:table-cell table:number-columns-repeated="3"/>
        </table:table-row>
        <table:table-row table:style-name="ro2">
          <table:table-cell office:value-type="float" office:value="147">
            <text:p>147.00</text:p>
          </table:table-cell>
          <table:table-cell office:value-type="float" office:value="6.3">
            <text:p>6.30</text:p>
          </table:table-cell>
          <table:table-cell office:value-type="float" office:value="1">
            <text:p>1.00</text:p>
          </table:table-cell>
          <table:table-cell table:formula="of:=[.B12]*[.C12]/2" office:value-type="float" office:value="3.15">
            <text:p>3.15</text:p>
          </table:table-cell>
          <table:table-cell table:formula="of:=SQRT(([.D12]*0.03)^2/3+(0.05*[.C12])^2)" office:value-type="float" office:value="0.0740050673940643">
            <text:p>0.07</text:p>
          </table:table-cell>
          <table:table-cell office:value-type="float" office:value="4.1">
            <text:p>4.10</text:p>
          </table:table-cell>
          <table:table-cell office:value-type="float" office:value="5">
            <text:p>5.00</text:p>
          </table:table-cell>
          <table:table-cell table:formula="of:=[.F12]*[.G12]/2" office:value-type="float" office:value="10.25">
            <text:p>10.25</text:p>
          </table:table-cell>
          <table:table-cell table:formula="of:=SQRT(([.H12]*0.03)^2/3+(0.05*[.G12])^2)" office:value-type="float" office:value="0.306624770688867">
            <text:p>0.31</text:p>
          </table:table-cell>
          <table:table-cell office:value-type="float" office:value="7.7">
            <text:p>7.70</text:p>
          </table:table-cell>
          <table:table-cell office:value-type="float" office:value="0.2">
            <text:p>0.20</text:p>
          </table:table-cell>
          <table:table-cell table:formula="of:=[.J12]*[.K12]" office:value-type="float" office:value="1.54">
            <text:p>1.54</text:p>
          </table:table-cell>
          <table:table-cell table:formula="of:=SQRT(([.L12]*0.03)^2/3+(0.05*[.K12])^2)" office:value-type="float" office:value="0.0284864880250269">
            <text:p>0.03</text:p>
          </table:table-cell>
          <table:table-cell table:formula="of:=[.H12]/[.D12]" office:value-type="float" office:value="3.25396825396825">
            <text:p>3.25</text:p>
          </table:table-cell>
          <table:table-cell table:number-columns-repeated="3"/>
        </table:table-row>
        <table:table-row table:style-name="ro2">
          <table:table-cell office:value-type="float" office:value="146">
            <text:p>146.00</text:p>
          </table:table-cell>
          <table:table-cell office:value-type="float" office:value="6.3">
            <text:p>6.30</text:p>
          </table:table-cell>
          <table:table-cell office:value-type="float" office:value="1">
            <text:p>1.00</text:p>
          </table:table-cell>
          <table:table-cell table:formula="of:=[.B13]*[.C13]/2" office:value-type="float" office:value="3.15">
            <text:p>3.15</text:p>
          </table:table-cell>
          <table:table-cell table:formula="of:=SQRT(([.D13]*0.03)^2/3+(0.05*[.C13])^2)" office:value-type="float" office:value="0.0740050673940643">
            <text:p>0.07</text:p>
          </table:table-cell>
          <table:table-cell office:value-type="float" office:value="4.2">
            <text:p>4.20</text:p>
          </table:table-cell>
          <table:table-cell office:value-type="float" office:value="5">
            <text:p>5.00</text:p>
          </table:table-cell>
          <table:table-cell table:formula="of:=[.F13]*[.G13]/2" office:value-type="float" office:value="10.5">
            <text:p>10.50</text:p>
          </table:table-cell>
          <table:table-cell table:formula="of:=SQRT(([.H13]*0.03)^2/3+(0.05*[.G13])^2)" office:value-type="float" office:value="0.309152066142214">
            <text:p>0.31</text:p>
          </table:table-cell>
          <table:table-cell office:value-type="float" office:value="7.5">
            <text:p>7.50</text:p>
          </table:table-cell>
          <table:table-cell office:value-type="float" office:value="0.2">
            <text:p>0.20</text:p>
          </table:table-cell>
          <table:table-cell table:formula="of:=[.J13]*[.K13]" office:value-type="float" office:value="1.5">
            <text:p>1.50</text:p>
          </table:table-cell>
          <table:table-cell table:formula="of:=SQRT(([.L13]*0.03)^2/3+(0.05*[.K13])^2)" office:value-type="float" office:value="0.0278388218141501">
            <text:p>0.03</text:p>
          </table:table-cell>
          <table:table-cell table:formula="of:=[.H13]/[.D13]" office:value-type="float" office:value="3.33333333333333">
            <text:p>3.33</text:p>
          </table:table-cell>
          <table:table-cell table:number-columns-repeated="3"/>
        </table:table-row>
        <table:table-row table:style-name="ro2">
          <table:table-cell office:value-type="float" office:value="145">
            <text:p>145.00</text:p>
          </table:table-cell>
          <table:table-cell office:value-type="float" office:value="6.3">
            <text:p>6.30</text:p>
          </table:table-cell>
          <table:table-cell office:value-type="float" office:value="1">
            <text:p>1.00</text:p>
          </table:table-cell>
          <table:table-cell table:formula="of:=[.B14]*[.C14]/2" office:value-type="float" office:value="3.15">
            <text:p>3.15</text:p>
          </table:table-cell>
          <table:table-cell table:formula="of:=SQRT(([.D14]*0.03)^2/3+(0.05*[.C14])^2)" office:value-type="float" office:value="0.0740050673940643">
            <text:p>0.07</text:p>
          </table:table-cell>
          <table:table-cell office:value-type="float" office:value="4.2">
            <text:p>4.20</text:p>
          </table:table-cell>
          <table:table-cell office:value-type="float" office:value="5">
            <text:p>5.00</text:p>
          </table:table-cell>
          <table:table-cell table:formula="of:=[.F14]*[.G14]/2" office:value-type="float" office:value="10.5">
            <text:p>10.50</text:p>
          </table:table-cell>
          <table:table-cell table:formula="of:=SQRT(([.H14]*0.03)^2/3+(0.05*[.G14])^2)" office:value-type="float" office:value="0.309152066142214">
            <text:p>0.31</text:p>
          </table:table-cell>
          <table:table-cell office:value-type="float" office:value="7.3">
            <text:p>7.30</text:p>
          </table:table-cell>
          <table:table-cell office:value-type="float" office:value="0.2">
            <text:p>0.20</text:p>
          </table:table-cell>
          <table:table-cell table:formula="of:=[.J14]*[.K14]" office:value-type="float" office:value="1.46">
            <text:p>1.46</text:p>
          </table:table-cell>
          <table:table-cell table:formula="of:=SQRT(([.L14]*0.03)^2/3+(0.05*[.K14])^2)" office:value-type="float" office:value="0.0271933815477222">
            <text:p>0.03</text:p>
          </table:table-cell>
          <table:table-cell table:formula="of:=[.H14]/[.D14]" office:value-type="float" office:value="3.33333333333333">
            <text:p>3.33</text:p>
          </table:table-cell>
          <table:table-cell table:number-columns-repeated="3"/>
        </table:table-row>
        <table:table-row table:style-name="ro2">
          <table:table-cell office:value-type="float" office:value="140">
            <text:p>140.00</text:p>
          </table:table-cell>
          <table:table-cell office:value-type="float" office:value="6.4">
            <text:p>6.40</text:p>
          </table:table-cell>
          <table:table-cell office:value-type="float" office:value="1">
            <text:p>1.00</text:p>
          </table:table-cell>
          <table:table-cell table:formula="of:=[.B15]*[.C15]/2" office:value-type="float" office:value="3.2">
            <text:p>3.20</text:p>
          </table:table-cell>
          <table:table-cell table:formula="of:=SQRT(([.D15]*0.03)^2/3+(0.05*[.C15])^2)" office:value-type="float" office:value="0.0746458304260861">
            <text:p>0.07</text:p>
          </table:table-cell>
          <table:table-cell office:value-type="float" office:value="4.1">
            <text:p>4.10</text:p>
          </table:table-cell>
          <table:table-cell office:value-type="float" office:value="5">
            <text:p>5.00</text:p>
          </table:table-cell>
          <table:table-cell table:formula="of:=[.F15]*[.G15]/2" office:value-type="float" office:value="10.25">
            <text:p>10.25</text:p>
          </table:table-cell>
          <table:table-cell table:formula="of:=SQRT(([.H15]*0.03)^2/3+(0.05*[.G15])^2)" office:value-type="float" office:value="0.306624770688867">
            <text:p>0.31</text:p>
          </table:table-cell>
          <table:table-cell office:value-type="float" office:value="6.4">
            <text:p>6.40</text:p>
          </table:table-cell>
          <table:table-cell office:value-type="float" office:value="0.2">
            <text:p>0.20</text:p>
          </table:table-cell>
          <table:table-cell table:formula="of:=[.J15]*[.K15]" office:value-type="float" office:value="1.28">
            <text:p>1.28</text:p>
          </table:table-cell>
          <table:table-cell table:formula="of:=SQRT(([.L15]*0.03)^2/3+(0.05*[.K15])^2)" office:value-type="float" office:value="0.0243211841816964">
            <text:p>0.02</text:p>
          </table:table-cell>
          <table:table-cell table:formula="of:=[.H15]/[.D15]" office:value-type="float" office:value="3.203125">
            <text:p>3.20</text:p>
          </table:table-cell>
          <table:table-cell table:number-columns-repeated="3"/>
        </table:table-row>
        <table:table-row table:style-name="ro2">
          <table:table-cell office:value-type="float" office:value="130">
            <text:p>130.00</text:p>
          </table:table-cell>
          <table:table-cell office:value-type="float" office:value="6.7">
            <text:p>6.70</text:p>
          </table:table-cell>
          <table:table-cell office:value-type="float" office:value="1">
            <text:p>1.00</text:p>
          </table:table-cell>
          <table:table-cell table:formula="of:=[.B16]*[.C16]/2" office:value-type="float" office:value="3.35">
            <text:p>3.35</text:p>
          </table:table-cell>
          <table:table-cell table:formula="of:=SQRT(([.D16]*0.03)^2/3+(0.05*[.C16])^2)" office:value-type="float" office:value="0.0765947126112501">
            <text:p>0.08</text:p>
          </table:table-cell>
          <table:table-cell office:value-type="float" office:value="3.7">
            <text:p>3.70</text:p>
          </table:table-cell>
          <table:table-cell office:value-type="float" office:value="5">
            <text:p>5.00</text:p>
          </table:table-cell>
          <table:table-cell table:formula="of:=[.F16]*[.G16]/2" office:value-type="float" office:value="9.25">
            <text:p>9.25</text:p>
          </table:table-cell>
          <table:table-cell table:formula="of:=SQRT(([.H16]*0.03)^2/3+(0.05*[.G16])^2)" office:value-type="float" office:value="0.296932231325601">
            <text:p>0.30</text:p>
          </table:table-cell>
          <table:table-cell office:value-type="float" office:value="4.9">
            <text:p>4.90</text:p>
          </table:table-cell>
          <table:table-cell office:value-type="float" office:value="0.2">
            <text:p>0.20</text:p>
          </table:table-cell>
          <table:table-cell table:formula="of:=[.J16]*[.K16]" office:value-type="float" office:value="0.98">
            <text:p>0.98</text:p>
          </table:table-cell>
          <table:table-cell table:formula="of:=SQRT(([.L16]*0.03)^2/3+(0.05*[.K16])^2)" office:value-type="float" office:value="0.0197007614066056">
            <text:p>0.02</text:p>
          </table:table-cell>
          <table:table-cell table:formula="of:=[.H16]/[.D16]" office:value-type="float" office:value="2.76119402985075">
            <text:p>2.76</text:p>
          </table:table-cell>
          <table:table-cell table:number-columns-repeated="3"/>
        </table:table-row>
        <table:table-row table:style-name="ro2">
          <table:table-cell office:value-type="float" office:value="100">
            <text:p>10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7]*[.C17]/2" office:value-type="float" office:value="3.6">
            <text:p>3.60</text:p>
          </table:table-cell>
          <table:table-cell table:formula="of:=SQRT(([.D17]*0.03)^2/3+(0.05*[.C17])^2)" office:value-type="float" office:value="0.11784735890125">
            <text:p>0.12</text:p>
          </table:table-cell>
          <table:table-cell office:value-type="float" office:value="6.1">
            <text:p>6.10</text:p>
          </table:table-cell>
          <table:table-cell office:value-type="float" office:value="2">
            <text:p>2.00</text:p>
          </table:table-cell>
          <table:table-cell table:formula="of:=[.F17]*[.G17]/2" office:value-type="float" office:value="6.1">
            <text:p>6.10</text:p>
          </table:table-cell>
          <table:table-cell table:formula="of:=SQRT(([.H17]*0.03)^2/3+(0.05*[.G17])^2)" office:value-type="float" office:value="0.145475083777257">
            <text:p>0.15</text:p>
          </table:table-cell>
          <table:table-cell office:value-type="float" office:value="5.5">
            <text:p>5.50</text:p>
          </table:table-cell>
          <table:table-cell office:value-type="float" office:value="0.1">
            <text:p>0.10</text:p>
          </table:table-cell>
          <table:table-cell table:formula="of:=[.J17]*[.K17]" office:value-type="float" office:value="0.55">
            <text:p>0.55</text:p>
          </table:table-cell>
          <table:table-cell table:formula="of:=SQRT(([.L17]*0.03)^2/3+(0.05*[.K17])^2)" office:value-type="float" office:value="0.010758717395675">
            <text:p>0.01</text:p>
          </table:table-cell>
          <table:table-cell table:formula="of:=[.H17]/[.D17]" office:value-type="float" office:value="1.69444444444444">
            <text:p>1.69</text:p>
          </table:table-cell>
          <table:table-cell table:number-columns-repeated="3"/>
        </table:table-row>
        <table:table-row table:style-name="ro2">
          <table:table-cell office:value-type="float" office:value="50">
            <text:p>50.00</text:p>
          </table:table-cell>
          <table:table-cell office:value-type="float" office:value="3.6">
            <text:p>3.60</text:p>
          </table:table-cell>
          <table:table-cell office:value-type="float" office:value="2">
            <text:p>2.00</text:p>
          </table:table-cell>
          <table:table-cell table:formula="of:=[.B18]*[.C18]/2" office:value-type="float" office:value="3.6">
            <text:p>3.60</text:p>
          </table:table-cell>
          <table:table-cell table:formula="of:=SQRT(([.D18]*0.03)^2/3+(0.05*[.C18])^2)" office:value-type="float" office:value="0.11784735890125">
            <text:p>0.12</text:p>
          </table:table-cell>
          <table:table-cell office:value-type="float" office:value="4.1">
            <text:p>4.10</text:p>
          </table:table-cell>
          <table:table-cell office:value-type="float" office:value="2">
            <text:p>2.00</text:p>
          </table:table-cell>
          <table:table-cell table:formula="of:=[.F18]*[.G18]/2" office:value-type="float" office:value="4.1">
            <text:p>4.10</text:p>
          </table:table-cell>
          <table:table-cell table:formula="of:=SQRT(([.H18]*0.03)^2/3+(0.05*[.G18])^2)" office:value-type="float" office:value="0.122649908275547">
            <text:p>0.12</text:p>
          </table:table-cell>
          <table:table-cell office:value-type="float" office:value="3.4">
            <text:p>3.40</text:p>
          </table:table-cell>
          <table:table-cell office:value-type="float" office:value="0.1">
            <text:p>0.10</text:p>
          </table:table-cell>
          <table:table-cell table:formula="of:=[.J18]*[.K18]" office:value-type="float" office:value="0.34">
            <text:p>0.34</text:p>
          </table:table-cell>
          <table:table-cell table:formula="of:=SQRT(([.L18]*0.03)^2/3+(0.05*[.K18])^2)" office:value-type="float" office:value="0.00772528316633119">
            <text:p>0.01</text:p>
          </table:table-cell>
          <table:table-cell table:formula="of:=[.H18]/[.D18]" office:value-type="float" office:value="1.13888888888889">
            <text:p>1.14</text:p>
          </table:table-cell>
          <table:table-cell table:number-columns-repeated="3"/>
        </table:table-row>
        <table:table-row table:style-name="ro2">
          <table:table-cell office:value-type="float" office:value="10">
            <text:p>10.00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B19]*[.C19]/2" office:value-type="float" office:value="3.7">
            <text:p>3.70</text:p>
          </table:table-cell>
          <table:table-cell table:formula="of:=SQRT(([.D19]*0.03)^2/3+(0.05*[.C19])^2)" office:value-type="float" office:value="0.11877289253024">
            <text:p>0.12</text:p>
          </table:table-cell>
          <table:table-cell office:value-type="float" office:value="3.7">
            <text:p>3.70</text:p>
          </table:table-cell>
          <table:table-cell office:value-type="float" office:value="2">
            <text:p>2.00</text:p>
          </table:table-cell>
          <table:table-cell table:formula="of:=[.F19]*[.G19]/2" office:value-type="float" office:value="3.7">
            <text:p>3.70</text:p>
          </table:table-cell>
          <table:table-cell table:formula="of:=SQRT(([.H19]*0.03)^2/3+(0.05*[.G19])^2)" office:value-type="float" office:value="0.11877289253024">
            <text:p>0.12</text:p>
          </table:table-cell>
          <table:table-cell office:value-type="float" office:value="3.2">
            <text:p>3.20</text:p>
          </table:table-cell>
          <table:table-cell office:value-type="float" office:value="0.1">
            <text:p>0.10</text:p>
          </table:table-cell>
          <table:table-cell table:formula="of:=[.J19]*[.K19]" office:value-type="float" office:value="0.32">
            <text:p>0.32</text:p>
          </table:table-cell>
          <table:table-cell table:formula="of:=SQRT(([.L19]*0.03)^2/3+(0.05*[.K19])^2)" office:value-type="float" office:value="0.00746458304260861">
            <text:p>0.01</text:p>
          </table:table-cell>
          <table:table-cell table:formula="of:=[.H19]/[.D19]" office:value-type="float" office:value="1">
            <text:p>1.00</text:p>
          </table:table-cell>
          <table:table-cell table:number-columns-repeated="3"/>
        </table:table-row>
        <table:table-row table:style-name="ro2">
          <table:table-cell office:value-type="float" office:value="151">
            <text:p>151.00</text:p>
          </table:table-cell>
          <table:table-cell office:value-type="float" office:value="6.2">
            <text:p>6.20</text:p>
          </table:table-cell>
          <table:table-cell office:value-type="float" office:value="1">
            <text:p>1.00</text:p>
          </table:table-cell>
          <table:table-cell table:formula="of:=[.B20]*[.C20]/2" office:value-type="float" office:value="3.1">
            <text:p>3.10</text:p>
          </table:table-cell>
          <table:table-cell table:formula="of:=SQRT(([.D20]*0.03)^2/3+(0.05*[.C20])^2)" office:value-type="float" office:value="0.0733689307541005">
            <text:p>0.07</text:p>
          </table:table-cell>
          <table:table-cell office:value-type="float" office:value="4.1">
            <text:p>4.10</text:p>
          </table:table-cell>
          <table:table-cell office:value-type="float" office:value="5">
            <text:p>5.00</text:p>
          </table:table-cell>
          <table:table-cell table:formula="of:=[.F20]*[.G20]/2" office:value-type="float" office:value="10.25">
            <text:p>10.25</text:p>
          </table:table-cell>
          <table:table-cell table:formula="of:=SQRT(([.H20]*0.03)^2/3+(0.05*[.G20])^2)" office:value-type="float" office:value="0.306624770688867">
            <text:p>0.31</text:p>
          </table:table-cell>
          <table:table-cell office:value-type="float" office:value="8.4">
            <text:p>8.40</text:p>
          </table:table-cell>
          <table:table-cell office:value-type="float" office:value="0.2">
            <text:p>0.20</text:p>
          </table:table-cell>
          <table:table-cell table:formula="of:=[.J20]*[.K20]" office:value-type="float" office:value="1.68">
            <text:p>1.68</text:p>
          </table:table-cell>
          <table:table-cell table:formula="of:=SQRT(([.L20]*0.03)^2/3+(0.05*[.K20])^2)" office:value-type="float" office:value="0.0307688153818115">
            <text:p>0.03</text:p>
          </table:table-cell>
          <table:table-cell table:formula="of:=[.H20]/[.D20]" office:value-type="float" office:value="3.30645161290323">
            <text:p>3.31</text:p>
          </table:table-cell>
          <table:table-cell table:number-columns-repeated="3"/>
        </table:table-row>
        <table:table-row table:style-name="ro2" table:number-rows-repeated="20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2:35:39</meta:creation-date>
    <dc:date>2013-04-11T14:29:39</dc:date>
    <meta:editing-duration>PT1H50M37S</meta:editing-duration>
    <meta:editing-cycles>5</meta:editing-cycles>
    <meta:generator>LibreOffice/3.5$Linux_X86_64 LibreOffice_project/350m1$Build-2</meta:generator>
    <meta:document-statistic meta:table-count="3" meta:cell-count="840" meta:object-count="0"/>
  </office:meta>
</office:document-meta>
</file>